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nk_2.receiver_i.routed_msg_sub.network" table:style-name="ta1">
        <table:shapes>
          <draw:frame draw:z-index="0" draw:style-name="gr1" draw:text-style-name="P1" svg:width="682.78pt" svg:height="383.41pt" svg:x="366.43pt" svg:y="58.56pt">
            <draw:object draw:notify-on-update-of-ranges="'sink_2.receiver_i.routed_msg_sub.network'.D1:'sink_2.receiver_i.routed_msg_sub.network'.D1 'sink_2.receiver_i.routed_msg_sub.network'.D2:'sink_2.receiver_i.routed_msg_sub.network'.D207 'sink_2.receiver_i.routed_msg_sub.network'.E1:'sink_2.receiver_i.routed_msg_sub.network'.E1 'sink_2.receiver_i.routed_msg_sub.network'.E2:'sink_2.receiver_i.routed_msg_sub.network'.E20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699632.34343" calcext:value-type="float">
            <text:p>1442699632.34343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699632.3674" calcext:value-type="float">
            <text:p>1442699632.3674</text:p>
          </table:table-cell>
          <table:table-cell office:value-type="float" office:value="65632" calcext:value-type="float">
            <text:p>65632</text:p>
          </table:table-cell>
          <table:table-cell table:formula="of:=[.B3]-[.B$2]" office:value-type="float" office:value="0.023972749710083" calcext:value-type="float">
            <text:p>0.0239727497</text:p>
          </table:table-cell>
          <table:table-cell table:formula="of:=[.C3]/([.D3]-[.D2])" office:value-type="float" office:value="2737775.21534774" calcext:value-type="float">
            <text:p>2737775.215347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699632.39136" calcext:value-type="float">
            <text:p>1442699632.39136</text:p>
          </table:table-cell>
          <table:table-cell office:value-type="float" office:value="65632" calcext:value-type="float">
            <text:p>65632</text:p>
          </table:table-cell>
          <table:table-cell table:formula="of:=[.B4]-[.B$2]" office:value-type="float" office:value="0.0479307174682617" calcext:value-type="float">
            <text:p>0.0479307175</text:p>
          </table:table-cell>
          <table:table-cell table:formula="of:=[.C4]/([.D4]-[.D3])" office:value-type="float" office:value="2739464.40960522" calcext:value-type="float">
            <text:p>2739464.409605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699632.41531" calcext:value-type="float">
            <text:p>1442699632.41531</text:p>
          </table:table-cell>
          <table:table-cell office:value-type="float" office:value="65632" calcext:value-type="float">
            <text:p>65632</text:p>
          </table:table-cell>
          <table:table-cell table:formula="of:=[.B5]-[.B$2]" office:value-type="float" office:value="0.0718827247619629" calcext:value-type="float">
            <text:p>0.0718827248</text:p>
          </table:table-cell>
          <table:table-cell table:formula="of:=[.C5]/([.D5]-[.D4])" office:value-type="float" office:value="2740146.12617706" calcext:value-type="float">
            <text:p>2740146.126177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699632.43927" calcext:value-type="float">
            <text:p>1442699632.43927</text:p>
          </table:table-cell>
          <table:table-cell office:value-type="float" office:value="65632" calcext:value-type="float">
            <text:p>65632</text:p>
          </table:table-cell>
          <table:table-cell table:formula="of:=[.B6]-[.B$2]" office:value-type="float" office:value="0.0958425998687744" calcext:value-type="float">
            <text:p>0.0958425999</text:p>
          </table:table-cell>
          <table:table-cell table:formula="of:=[.C6]/([.D6]-[.D5])" office:value-type="float" office:value="2739246.33193691" calcext:value-type="float">
            <text:p>2739246.331936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699632.46324" calcext:value-type="float">
            <text:p>1442699632.46324</text:p>
          </table:table-cell>
          <table:table-cell office:value-type="float" office:value="65632" calcext:value-type="float">
            <text:p>65632</text:p>
          </table:table-cell>
          <table:table-cell table:formula="of:=[.B7]-[.B$2]" office:value-type="float" office:value="0.119812488555908" calcext:value-type="float">
            <text:p>0.1198124886</text:p>
          </table:table-cell>
          <table:table-cell table:formula="of:=[.C7]/([.D7]-[.D6])" office:value-type="float" office:value="2738101.9935745" calcext:value-type="float">
            <text:p>2738101.99357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699632.48722" calcext:value-type="float">
            <text:p>1442699632.48722</text:p>
          </table:table-cell>
          <table:table-cell office:value-type="float" office:value="65632" calcext:value-type="float">
            <text:p>65632</text:p>
          </table:table-cell>
          <table:table-cell table:formula="of:=[.B8]-[.B$2]" office:value-type="float" office:value="0.14379620552063" calcext:value-type="float">
            <text:p>0.1437962055</text:p>
          </table:table-cell>
          <table:table-cell table:formula="of:=[.C8]/([.D8]-[.D7])" office:value-type="float" office:value="2736523.28771808" calcext:value-type="float">
            <text:p>2736523.287718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699632.51117" calcext:value-type="float">
            <text:p>1442699632.51117</text:p>
          </table:table-cell>
          <table:table-cell office:value-type="float" office:value="65632" calcext:value-type="float">
            <text:p>65632</text:p>
          </table:table-cell>
          <table:table-cell table:formula="of:=[.B9]-[.B$2]" office:value-type="float" office:value="0.167747497558594" calcext:value-type="float">
            <text:p>0.1677474976</text:p>
          </table:table-cell>
          <table:table-cell table:formula="of:=[.C9]/([.D9]-[.D8])" office:value-type="float" office:value="2740227.9549667" calcext:value-type="float">
            <text:p>2740227.9549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699632.53513" calcext:value-type="float">
            <text:p>1442699632.53513</text:p>
          </table:table-cell>
          <table:table-cell office:value-type="float" office:value="65632" calcext:value-type="float">
            <text:p>65632</text:p>
          </table:table-cell>
          <table:table-cell table:formula="of:=[.B10]-[.B$2]" office:value-type="float" office:value="0.191703081130981" calcext:value-type="float">
            <text:p>0.1917030811</text:p>
          </table:table-cell>
          <table:table-cell table:formula="of:=[.C10]/([.D10]-[.D9])" office:value-type="float" office:value="2739737.05552515" calcext:value-type="float">
            <text:p>2739737.055525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699632.55908" calcext:value-type="float">
            <text:p>1442699632.55908</text:p>
          </table:table-cell>
          <table:table-cell office:value-type="float" office:value="65632" calcext:value-type="float">
            <text:p>65632</text:p>
          </table:table-cell>
          <table:table-cell table:formula="of:=[.B11]-[.B$2]" office:value-type="float" office:value="0.215652942657471" calcext:value-type="float">
            <text:p>0.2156529427</text:p>
          </table:table-cell>
          <table:table-cell table:formula="of:=[.C11]/([.D11]-[.D10])" office:value-type="float" office:value="2740391.62720874" calcext:value-type="float">
            <text:p>2740391.627208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699632.58304" calcext:value-type="float">
            <text:p>1442699632.58304</text:p>
          </table:table-cell>
          <table:table-cell office:value-type="float" office:value="65632" calcext:value-type="float">
            <text:p>65632</text:p>
          </table:table-cell>
          <table:table-cell table:formula="of:=[.B12]-[.B$2]" office:value-type="float" office:value="0.239611625671387" calcext:value-type="float">
            <text:p>0.2396116257</text:p>
          </table:table-cell>
          <table:table-cell table:formula="of:=[.C12]/([.D12]-[.D11])" office:value-type="float" office:value="2739382.62641059" calcext:value-type="float">
            <text:p>2739382.626410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699632.60699" calcext:value-type="float">
            <text:p>1442699632.60699</text:p>
          </table:table-cell>
          <table:table-cell office:value-type="float" office:value="65632" calcext:value-type="float">
            <text:p>65632</text:p>
          </table:table-cell>
          <table:table-cell table:formula="of:=[.B13]-[.B$2]" office:value-type="float" office:value="0.26356053352356" calcext:value-type="float">
            <text:p>0.2635605335</text:p>
          </table:table-cell>
          <table:table-cell table:formula="of:=[.C13]/([.D13]-[.D12])" office:value-type="float" office:value="2740500.75289948" calcext:value-type="float">
            <text:p>2740500.752899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699632.63094" calcext:value-type="float">
            <text:p>1442699632.63094</text:p>
          </table:table-cell>
          <table:table-cell office:value-type="float" office:value="65632" calcext:value-type="float">
            <text:p>65632</text:p>
          </table:table-cell>
          <table:table-cell table:formula="of:=[.B14]-[.B$2]" office:value-type="float" office:value="0.287517309188843" calcext:value-type="float">
            <text:p>0.2875173092</text:p>
          </table:table-cell>
          <table:table-cell table:formula="of:=[.C14]/([.D14]-[.D13])" office:value-type="float" office:value="2739600.72578173" calcext:value-type="float">
            <text:p>2739600.725781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699632.65489" calcext:value-type="float">
            <text:p>1442699632.65489</text:p>
          </table:table-cell>
          <table:table-cell office:value-type="float" office:value="65632" calcext:value-type="float">
            <text:p>65632</text:p>
          </table:table-cell>
          <table:table-cell table:formula="of:=[.B15]-[.B$2]" office:value-type="float" office:value="0.311468124389648" calcext:value-type="float">
            <text:p>0.3114681244</text:p>
          </table:table-cell>
          <table:table-cell table:formula="of:=[.C15]/([.D15]-[.D14])" office:value-type="float" office:value="2740282.51020835" calcext:value-type="float">
            <text:p>2740282.510208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699632.67884" calcext:value-type="float">
            <text:p>1442699632.67884</text:p>
          </table:table-cell>
          <table:table-cell office:value-type="float" office:value="65632" calcext:value-type="float">
            <text:p>65632</text:p>
          </table:table-cell>
          <table:table-cell table:formula="of:=[.B16]-[.B$2]" office:value-type="float" office:value="0.335419178009033" calcext:value-type="float">
            <text:p>0.335419178</text:p>
          </table:table-cell>
          <table:table-cell table:formula="of:=[.C16]/([.D16]-[.D15])" office:value-type="float" office:value="2740255.23231599" calcext:value-type="float">
            <text:p>2740255.232315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699632.70279" calcext:value-type="float">
            <text:p>1442699632.70279</text:p>
          </table:table-cell>
          <table:table-cell office:value-type="float" office:value="65632" calcext:value-type="float">
            <text:p>65632</text:p>
          </table:table-cell>
          <table:table-cell table:formula="of:=[.B17]-[.B$2]" office:value-type="float" office:value="0.359360694885254" calcext:value-type="float">
            <text:p>0.3593606949</text:p>
          </table:table-cell>
          <table:table-cell table:formula="of:=[.C17]/([.D17]-[.D16])" office:value-type="float" office:value="2741346.77177398" calcext:value-type="float">
            <text:p>2741346.771773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699632.72675" calcext:value-type="float">
            <text:p>1442699632.72675</text:p>
          </table:table-cell>
          <table:table-cell office:value-type="float" office:value="65632" calcext:value-type="float">
            <text:p>65632</text:p>
          </table:table-cell>
          <table:table-cell table:formula="of:=[.B18]-[.B$2]" office:value-type="float" office:value="0.383326530456543" calcext:value-type="float">
            <text:p>0.3833265305</text:p>
          </table:table-cell>
          <table:table-cell table:formula="of:=[.C18]/([.D18]-[.D17])" office:value-type="float" office:value="2738565.06295265" calcext:value-type="float">
            <text:p>2738565.062952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699632.75077" calcext:value-type="float">
            <text:p>1442699632.75077</text:p>
          </table:table-cell>
          <table:table-cell office:value-type="float" office:value="65632" calcext:value-type="float">
            <text:p>65632</text:p>
          </table:table-cell>
          <table:table-cell table:formula="of:=[.B19]-[.B$2]" office:value-type="float" office:value="0.407341480255127" calcext:value-type="float">
            <text:p>0.4073414803</text:p>
          </table:table-cell>
          <table:table-cell table:formula="of:=[.C19]/([.D19]-[.D18])" office:value-type="float" office:value="2732964.28060282" calcext:value-type="float">
            <text:p>2732964.280602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699632.77477" calcext:value-type="float">
            <text:p>1442699632.77477</text:p>
          </table:table-cell>
          <table:table-cell office:value-type="float" office:value="65632" calcext:value-type="float">
            <text:p>65632</text:p>
          </table:table-cell>
          <table:table-cell table:formula="of:=[.B20]-[.B$2]" office:value-type="float" office:value="0.43134069442749" calcext:value-type="float">
            <text:p>0.4313406944</text:p>
          </table:table-cell>
          <table:table-cell table:formula="of:=[.C20]/([.D20]-[.D19])" office:value-type="float" office:value="2734756.21029207" calcext:value-type="float">
            <text:p>2734756.210292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699632.79872" calcext:value-type="float">
            <text:p>1442699632.79872</text:p>
          </table:table-cell>
          <table:table-cell office:value-type="float" office:value="65632" calcext:value-type="float">
            <text:p>65632</text:p>
          </table:table-cell>
          <table:table-cell table:formula="of:=[.B21]-[.B$2]" office:value-type="float" office:value="0.455294132232666" calcext:value-type="float">
            <text:p>0.4552941322</text:p>
          </table:table-cell>
          <table:table-cell table:formula="of:=[.C21]/([.D21]-[.D20])" office:value-type="float" office:value="2739982.48325835" calcext:value-type="float">
            <text:p>2739982.483258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699632.82267" calcext:value-type="float">
            <text:p>1442699632.82267</text:p>
          </table:table-cell>
          <table:table-cell office:value-type="float" office:value="65632" calcext:value-type="float">
            <text:p>65632</text:p>
          </table:table-cell>
          <table:table-cell table:formula="of:=[.B22]-[.B$2]" office:value-type="float" office:value="0.479246616363525" calcext:value-type="float">
            <text:p>0.4792466164</text:p>
          </table:table-cell>
          <table:table-cell table:formula="of:=[.C22]/([.D22]-[.D21])" office:value-type="float" office:value="2740091.57636566" calcext:value-type="float">
            <text:p>2740091.576365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699632.84665" calcext:value-type="float">
            <text:p>1442699632.84665</text:p>
          </table:table-cell>
          <table:table-cell office:value-type="float" office:value="65632" calcext:value-type="float">
            <text:p>65632</text:p>
          </table:table-cell>
          <table:table-cell table:formula="of:=[.B23]-[.B$2]" office:value-type="float" office:value="0.503224611282349" calcext:value-type="float">
            <text:p>0.5032246113</text:p>
          </table:table-cell>
          <table:table-cell table:formula="of:=[.C23]/([.D23]-[.D22])" office:value-type="float" office:value="2737176.32446729" calcext:value-type="float">
            <text:p>2737176.324467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699632.8706" calcext:value-type="float">
            <text:p>1442699632.8706</text:p>
          </table:table-cell>
          <table:table-cell office:value-type="float" office:value="65632" calcext:value-type="float">
            <text:p>65632</text:p>
          </table:table-cell>
          <table:table-cell table:formula="of:=[.B24]-[.B$2]" office:value-type="float" office:value="0.527172088623047" calcext:value-type="float">
            <text:p>0.5271720886</text:p>
          </table:table-cell>
          <table:table-cell table:formula="of:=[.C24]/([.D24]-[.D23])" office:value-type="float" office:value="2740664.45773225" calcext:value-type="float">
            <text:p>2740664.457732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699632.89455" calcext:value-type="float">
            <text:p>1442699632.89455</text:p>
          </table:table-cell>
          <table:table-cell office:value-type="float" office:value="65632" calcext:value-type="float">
            <text:p>65632</text:p>
          </table:table-cell>
          <table:table-cell table:formula="of:=[.B25]-[.B$2]" office:value-type="float" office:value="0.551124095916748" calcext:value-type="float">
            <text:p>0.5511240959</text:p>
          </table:table-cell>
          <table:table-cell table:formula="of:=[.C25]/([.D25]-[.D24])" office:value-type="float" office:value="2740146.12617706" calcext:value-type="float">
            <text:p>2740146.126177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699632.9185" calcext:value-type="float">
            <text:p>1442699632.9185</text:p>
          </table:table-cell>
          <table:table-cell office:value-type="float" office:value="65632" calcext:value-type="float">
            <text:p>65632</text:p>
          </table:table-cell>
          <table:table-cell table:formula="of:=[.B26]-[.B$2]" office:value-type="float" office:value="0.575075387954712" calcext:value-type="float">
            <text:p>0.575075388</text:p>
          </table:table-cell>
          <table:table-cell table:formula="of:=[.C26]/([.D26]-[.D25])" office:value-type="float" office:value="2740227.9549667" calcext:value-type="float">
            <text:p>2740227.9549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699632.94246" calcext:value-type="float">
            <text:p>1442699632.94246</text:p>
          </table:table-cell>
          <table:table-cell office:value-type="float" office:value="65632" calcext:value-type="float">
            <text:p>65632</text:p>
          </table:table-cell>
          <table:table-cell table:formula="of:=[.B27]-[.B$2]" office:value-type="float" office:value="0.599034786224365" calcext:value-type="float">
            <text:p>0.5990347862</text:p>
          </table:table-cell>
          <table:table-cell table:formula="of:=[.C27]/([.D27]-[.D26])" office:value-type="float" office:value="2739300.84809887" calcext:value-type="float">
            <text:p>2739300.848098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699632.96642" calcext:value-type="float">
            <text:p>1442699632.96642</text:p>
          </table:table-cell>
          <table:table-cell office:value-type="float" office:value="65632" calcext:value-type="float">
            <text:p>65632</text:p>
          </table:table-cell>
          <table:table-cell table:formula="of:=[.B28]-[.B$2]" office:value-type="float" office:value="0.622998237609863" calcext:value-type="float">
            <text:p>0.6229982376</text:p>
          </table:table-cell>
          <table:table-cell table:formula="of:=[.C28]/([.D28]-[.D27])" office:value-type="float" office:value="2738837.52987762" calcext:value-type="float">
            <text:p>2738837.529877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699632.99038" calcext:value-type="float">
            <text:p>1442699632.99038</text:p>
          </table:table-cell>
          <table:table-cell office:value-type="float" office:value="65632" calcext:value-type="float">
            <text:p>65632</text:p>
          </table:table-cell>
          <table:table-cell table:formula="of:=[.B29]-[.B$2]" office:value-type="float" office:value="0.646952152252197" calcext:value-type="float">
            <text:p>0.6469521523</text:p>
          </table:table-cell>
          <table:table-cell table:formula="of:=[.C29]/([.D29]-[.D28])" office:value-type="float" office:value="2739927.93996218" calcext:value-type="float">
            <text:p>2739927.939962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699633.01311" calcext:value-type="float">
            <text:p>1442699633.01311</text:p>
          </table:table-cell>
          <table:table-cell office:value-type="float" office:value="65632" calcext:value-type="float">
            <text:p>65632</text:p>
          </table:table-cell>
          <table:table-cell table:formula="of:=[.B30]-[.B$2]" office:value-type="float" office:value="0.669684171676636" calcext:value-type="float">
            <text:p>0.6696841717</text:p>
          </table:table-cell>
          <table:table-cell table:formula="of:=[.C30]/([.D30]-[.D29])" office:value-type="float" office:value="2887204.99373853" calcext:value-type="float">
            <text:p>2887204.993738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699633.035" calcext:value-type="float">
            <text:p>1442699633.035</text:p>
          </table:table-cell>
          <table:table-cell office:value-type="float" office:value="65632" calcext:value-type="float">
            <text:p>65632</text:p>
          </table:table-cell>
          <table:table-cell table:formula="of:=[.B31]-[.B$2]" office:value-type="float" office:value="0.691574335098267" calcext:value-type="float">
            <text:p>0.6915743351</text:p>
          </table:table-cell>
          <table:table-cell table:formula="of:=[.C31]/([.D31]-[.D30])" office:value-type="float" office:value="2998241.66388568" calcext:value-type="float">
            <text:p>2998241.663885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699633.05691" calcext:value-type="float">
            <text:p>1442699633.05691</text:p>
          </table:table-cell>
          <table:table-cell office:value-type="float" office:value="65632" calcext:value-type="float">
            <text:p>65632</text:p>
          </table:table-cell>
          <table:table-cell table:formula="of:=[.B32]-[.B$2]" office:value-type="float" office:value="0.713480949401856" calcext:value-type="float">
            <text:p>0.7134809494</text:p>
          </table:table-cell>
          <table:table-cell table:formula="of:=[.C32]/([.D32]-[.D31])" office:value-type="float" office:value="2995990.11926036" calcext:value-type="float">
            <text:p>2995990.119260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699633.07877" calcext:value-type="float">
            <text:p>1442699633.07877</text:p>
          </table:table-cell>
          <table:table-cell office:value-type="float" office:value="65632" calcext:value-type="float">
            <text:p>65632</text:p>
          </table:table-cell>
          <table:table-cell table:formula="of:=[.B33]-[.B$2]" office:value-type="float" office:value="0.73534631729126" calcext:value-type="float">
            <text:p>0.7353463173</text:p>
          </table:table-cell>
          <table:table-cell table:formula="of:=[.C33]/([.D33]-[.D32])" office:value-type="float" office:value="3001641.6980482" calcext:value-type="float">
            <text:p>3001641.69804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699633.10066" calcext:value-type="float">
            <text:p>1442699633.10066</text:p>
          </table:table-cell>
          <table:table-cell office:value-type="float" office:value="65632" calcext:value-type="float">
            <text:p>65632</text:p>
          </table:table-cell>
          <table:table-cell table:formula="of:=[.B34]-[.B$2]" office:value-type="float" office:value="0.757229328155518" calcext:value-type="float">
            <text:p>0.7572293282</text:p>
          </table:table-cell>
          <table:table-cell table:formula="of:=[.C34]/([.D34]-[.D33])" office:value-type="float" office:value="2999221.65222697" calcext:value-type="float">
            <text:p>2999221.652226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699633.12255" calcext:value-type="float">
            <text:p>1442699633.12255</text:p>
          </table:table-cell>
          <table:table-cell office:value-type="float" office:value="65632" calcext:value-type="float">
            <text:p>65632</text:p>
          </table:table-cell>
          <table:table-cell table:formula="of:=[.B35]-[.B$2]" office:value-type="float" office:value="0.77912163734436" calcext:value-type="float">
            <text:p>0.7791216373</text:p>
          </table:table-cell>
          <table:table-cell table:formula="of:=[.C35]/([.D35]-[.D34])" office:value-type="float" office:value="2997947.79225249" calcext:value-type="float">
            <text:p>2997947.792252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699633.14443" calcext:value-type="float">
            <text:p>1442699633.14443</text:p>
          </table:table-cell>
          <table:table-cell office:value-type="float" office:value="65632" calcext:value-type="float">
            <text:p>65632</text:p>
          </table:table-cell>
          <table:table-cell table:formula="of:=[.B36]-[.B$2]" office:value-type="float" office:value="0.801008462905884" calcext:value-type="float">
            <text:p>0.8010084629</text:p>
          </table:table-cell>
          <table:table-cell table:formula="of:=[.C36]/([.D36]-[.D35])" office:value-type="float" office:value="2998698.91206972" calcext:value-type="float">
            <text:p>2998698.912069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699633.16631" calcext:value-type="float">
            <text:p>1442699633.16631</text:p>
          </table:table-cell>
          <table:table-cell office:value-type="float" office:value="65632" calcext:value-type="float">
            <text:p>65632</text:p>
          </table:table-cell>
          <table:table-cell table:formula="of:=[.B37]-[.B$2]" office:value-type="float" office:value="0.822888851165772" calcext:value-type="float">
            <text:p>0.8228888512</text:p>
          </table:table-cell>
          <table:table-cell table:formula="of:=[.C37]/([.D37]-[.D36])" office:value-type="float" office:value="2999581.14181731" calcext:value-type="float">
            <text:p>2999581.141817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699633.18819" calcext:value-type="float">
            <text:p>1442699633.18819</text:p>
          </table:table-cell>
          <table:table-cell office:value-type="float" office:value="65632" calcext:value-type="float">
            <text:p>65632</text:p>
          </table:table-cell>
          <table:table-cell table:formula="of:=[.B38]-[.B$2]" office:value-type="float" office:value="0.844764709472656" calcext:value-type="float">
            <text:p>0.8447647095</text:p>
          </table:table-cell>
          <table:table-cell table:formula="of:=[.C38]/([.D38]-[.D37])" office:value-type="float" office:value="3000202.28140463" calcext:value-type="float">
            <text:p>3000202.281404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699633.21005" calcext:value-type="float">
            <text:p>1442699633.21005</text:p>
          </table:table-cell>
          <table:table-cell office:value-type="float" office:value="65632" calcext:value-type="float">
            <text:p>65632</text:p>
          </table:table-cell>
          <table:table-cell table:formula="of:=[.B39]-[.B$2]" office:value-type="float" office:value="0.866627931594849" calcext:value-type="float">
            <text:p>0.8666279316</text:p>
          </table:table-cell>
          <table:table-cell table:formula="of:=[.C39]/([.D39]-[.D38])" office:value-type="float" office:value="3001936.29434794" calcext:value-type="float">
            <text:p>3001936.294347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699633.23193" calcext:value-type="float">
            <text:p>1442699633.23193</text:p>
          </table:table-cell>
          <table:table-cell office:value-type="float" office:value="65632" calcext:value-type="float">
            <text:p>65632</text:p>
          </table:table-cell>
          <table:table-cell table:formula="of:=[.B40]-[.B$2]" office:value-type="float" office:value="0.888504266738892" calcext:value-type="float">
            <text:p>0.8885042667</text:p>
          </table:table-cell>
          <table:table-cell table:formula="of:=[.C40]/([.D40]-[.D39])" office:value-type="float" office:value="3000136.88617638" calcext:value-type="float">
            <text:p>3000136.886176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699633.25386" calcext:value-type="float">
            <text:p>1442699633.25386</text:p>
          </table:table-cell>
          <table:table-cell office:value-type="float" office:value="65632" calcext:value-type="float">
            <text:p>65632</text:p>
          </table:table-cell>
          <table:table-cell table:formula="of:=[.B41]-[.B$2]" office:value-type="float" office:value="0.910431146621704" calcext:value-type="float">
            <text:p>0.9104311466</text:p>
          </table:table-cell>
          <table:table-cell table:formula="of:=[.C41]/([.D41]-[.D40])" office:value-type="float" office:value="2993221.12178149" calcext:value-type="float">
            <text:p>2993221.121781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699633.27576" calcext:value-type="float">
            <text:p>1442699633.27576</text:p>
          </table:table-cell>
          <table:table-cell office:value-type="float" office:value="65632" calcext:value-type="float">
            <text:p>65632</text:p>
          </table:table-cell>
          <table:table-cell table:formula="of:=[.B42]-[.B$2]" office:value-type="float" office:value="0.932333707809448" calcext:value-type="float">
            <text:p>0.9323337078</text:p>
          </table:table-cell>
          <table:table-cell table:formula="of:=[.C42]/([.D42]-[.D41])" office:value-type="float" office:value="2996544.53364683" calcext:value-type="float">
            <text:p>2996544.5336468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699633.2977" calcext:value-type="float">
            <text:p>1442699633.2977</text:p>
          </table:table-cell>
          <table:table-cell office:value-type="float" office:value="65632" calcext:value-type="float">
            <text:p>65632</text:p>
          </table:table-cell>
          <table:table-cell table:formula="of:=[.B43]-[.B$2]" office:value-type="float" office:value="0.954272747039795" calcext:value-type="float">
            <text:p>0.954272747</text:p>
          </table:table-cell>
          <table:table-cell table:formula="of:=[.C43]/([.D43]-[.D42])" office:value-type="float" office:value="2991562.17876743" calcext:value-type="float">
            <text:p>2991562.178767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699633.31957" calcext:value-type="float">
            <text:p>1442699633.31957</text:p>
          </table:table-cell>
          <table:table-cell office:value-type="float" office:value="65632" calcext:value-type="float">
            <text:p>65632</text:p>
          </table:table-cell>
          <table:table-cell table:formula="of:=[.B44]-[.B$2]" office:value-type="float" office:value="0.976144552230835" calcext:value-type="float">
            <text:p>0.9761445522</text:p>
          </table:table-cell>
          <table:table-cell table:formula="of:=[.C44]/([.D44]-[.D43])" office:value-type="float" office:value="3000758.25597087" calcext:value-type="float">
            <text:p>3000758.255970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699633.34143" calcext:value-type="float">
            <text:p>1442699633.34143</text:p>
          </table:table-cell>
          <table:table-cell office:value-type="float" office:value="65632" calcext:value-type="float">
            <text:p>65632</text:p>
          </table:table-cell>
          <table:table-cell table:formula="of:=[.B45]-[.B$2]" office:value-type="float" office:value="0.998004913330078" calcext:value-type="float">
            <text:p>0.9980049133</text:p>
          </table:table-cell>
          <table:table-cell table:formula="of:=[.C45]/([.D45]-[.D44])" office:value-type="float" office:value="3002329.17937811" calcext:value-type="float">
            <text:p>3002329.179378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699633.36332" calcext:value-type="float">
            <text:p>1442699633.36332</text:p>
          </table:table-cell>
          <table:table-cell office:value-type="float" office:value="65632" calcext:value-type="float">
            <text:p>65632</text:p>
          </table:table-cell>
          <table:table-cell table:formula="of:=[.B46]-[.B$2]" office:value-type="float" office:value="1.01989054679871" calcext:value-type="float">
            <text:p>1.0198905468</text:p>
          </table:table-cell>
          <table:table-cell table:formula="of:=[.C46]/([.D46]-[.D45])" office:value-type="float" office:value="2998862.24879351" calcext:value-type="float">
            <text:p>2998862.248793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699633.3852" calcext:value-type="float">
            <text:p>1442699633.3852</text:p>
          </table:table-cell>
          <table:table-cell office:value-type="float" office:value="65632" calcext:value-type="float">
            <text:p>65632</text:p>
          </table:table-cell>
          <table:table-cell table:formula="of:=[.B47]-[.B$2]" office:value-type="float" office:value="1.04177331924438" calcext:value-type="float">
            <text:p>1.0417733192</text:p>
          </table:table-cell>
          <table:table-cell table:formula="of:=[.C47]/([.D47]-[.D46])" office:value-type="float" office:value="2999254.32953815" calcext:value-type="float">
            <text:p>2999254.329538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699633.40712" calcext:value-type="float">
            <text:p>1442699633.40712</text:p>
          </table:table-cell>
          <table:table-cell office:value-type="float" office:value="65632" calcext:value-type="float">
            <text:p>65632</text:p>
          </table:table-cell>
          <table:table-cell table:formula="of:=[.B48]-[.B$2]" office:value-type="float" office:value="1.06369090080261" calcext:value-type="float">
            <text:p>1.0636909008</text:p>
          </table:table-cell>
          <table:table-cell table:formula="of:=[.C48]/([.D48]-[.D47])" office:value-type="float" office:value="2994490.96724646" calcext:value-type="float">
            <text:p>2994490.967246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699633.42902" calcext:value-type="float">
            <text:p>1442699633.42902</text:p>
          </table:table-cell>
          <table:table-cell office:value-type="float" office:value="65632" calcext:value-type="float">
            <text:p>65632</text:p>
          </table:table-cell>
          <table:table-cell table:formula="of:=[.B49]-[.B$2]" office:value-type="float" office:value="1.08559465408325" calcext:value-type="float">
            <text:p>1.0855946541</text:p>
          </table:table-cell>
          <table:table-cell table:formula="of:=[.C49]/([.D49]-[.D48])" office:value-type="float" office:value="2996381.44929303" calcext:value-type="float">
            <text:p>2996381.449293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699633.45089" calcext:value-type="float">
            <text:p>1442699633.45089</text:p>
          </table:table-cell>
          <table:table-cell office:value-type="float" office:value="65632" calcext:value-type="float">
            <text:p>65632</text:p>
          </table:table-cell>
          <table:table-cell table:formula="of:=[.B50]-[.B$2]" office:value-type="float" office:value="1.10746192932129" calcext:value-type="float">
            <text:p>1.1074619293</text:p>
          </table:table-cell>
          <table:table-cell table:formula="of:=[.C50]/([.D50]-[.D49])" office:value-type="float" office:value="3001379.88320722" calcext:value-type="float">
            <text:p>3001379.883207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699633.4728" calcext:value-type="float">
            <text:p>1442699633.4728</text:p>
          </table:table-cell>
          <table:table-cell office:value-type="float" office:value="65632" calcext:value-type="float">
            <text:p>65632</text:p>
          </table:table-cell>
          <table:table-cell table:formula="of:=[.B51]-[.B$2]" office:value-type="float" office:value="1.12937140464783" calcext:value-type="float">
            <text:p>1.1293714046</text:p>
          </table:table-cell>
          <table:table-cell table:formula="of:=[.C51]/([.D51]-[.D50])" office:value-type="float" office:value="2995598.89143044" calcext:value-type="float">
            <text:p>2995598.891430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699633.49473" calcext:value-type="float">
            <text:p>1442699633.49473</text:p>
          </table:table-cell>
          <table:table-cell office:value-type="float" office:value="65632" calcext:value-type="float">
            <text:p>65632</text:p>
          </table:table-cell>
          <table:table-cell table:formula="of:=[.B52]-[.B$2]" office:value-type="float" office:value="1.15130805969238" calcext:value-type="float">
            <text:p>1.1513080597</text:p>
          </table:table-cell>
          <table:table-cell table:formula="of:=[.C52]/([.D52]-[.D51])" office:value-type="float" office:value="2991887.31676249" calcext:value-type="float">
            <text:p>2991887.316762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699633.51662" calcext:value-type="float">
            <text:p>1442699633.51662</text:p>
          </table:table-cell>
          <table:table-cell office:value-type="float" office:value="65632" calcext:value-type="float">
            <text:p>65632</text:p>
          </table:table-cell>
          <table:table-cell table:formula="of:=[.B53]-[.B$2]" office:value-type="float" office:value="1.17319083213806" calcext:value-type="float">
            <text:p>1.1731908321</text:p>
          </table:table-cell>
          <table:table-cell table:formula="of:=[.C53]/([.D53]-[.D52])" office:value-type="float" office:value="2999254.32953815" calcext:value-type="float">
            <text:p>2999254.329538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699633.5385" calcext:value-type="float">
            <text:p>1442699633.5385</text:p>
          </table:table-cell>
          <table:table-cell office:value-type="float" office:value="65632" calcext:value-type="float">
            <text:p>65632</text:p>
          </table:table-cell>
          <table:table-cell table:formula="of:=[.B54]-[.B$2]" office:value-type="float" office:value="1.19507074356079" calcext:value-type="float">
            <text:p>1.1950707436</text:p>
          </table:table-cell>
          <table:table-cell table:formula="of:=[.C54]/([.D54]-[.D53])" office:value-type="float" office:value="2999646.51281995" calcext:value-type="float">
            <text:p>2999646.512819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699633.56037" calcext:value-type="float">
            <text:p>1442699633.56037</text:p>
          </table:table-cell>
          <table:table-cell office:value-type="float" office:value="65632" calcext:value-type="float">
            <text:p>65632</text:p>
          </table:table-cell>
          <table:table-cell table:formula="of:=[.B55]-[.B$2]" office:value-type="float" office:value="1.21694111824036" calcext:value-type="float">
            <text:p>1.2169411182</text:p>
          </table:table-cell>
          <table:table-cell table:formula="of:=[.C55]/([.D55]-[.D54])" office:value-type="float" office:value="3000954.53148881" calcext:value-type="float">
            <text:p>3000954.5314888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699633.58222" calcext:value-type="float">
            <text:p>1442699633.58222</text:p>
          </table:table-cell>
          <table:table-cell office:value-type="float" office:value="65632" calcext:value-type="float">
            <text:p>65632</text:p>
          </table:table-cell>
          <table:table-cell table:formula="of:=[.B56]-[.B$2]" office:value-type="float" office:value="1.23879384994507" calcext:value-type="float">
            <text:p>1.2387938499</text:p>
          </table:table-cell>
          <table:table-cell table:formula="of:=[.C56]/([.D56]-[.D55])" office:value-type="float" office:value="3003377.3757378" calcext:value-type="float">
            <text:p>3003377.37573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699633.6041" calcext:value-type="float">
            <text:p>1442699633.6041</text:p>
          </table:table-cell>
          <table:table-cell office:value-type="float" office:value="65632" calcext:value-type="float">
            <text:p>65632</text:p>
          </table:table-cell>
          <table:table-cell table:formula="of:=[.B57]-[.B$2]" office:value-type="float" office:value="1.2606692314148" calcext:value-type="float">
            <text:p>1.2606692314</text:p>
          </table:table-cell>
          <table:table-cell table:formula="of:=[.C57]/([.D57]-[.D56])" office:value-type="float" office:value="3000267.67948383" calcext:value-type="float">
            <text:p>3000267.679483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699633.62597" calcext:value-type="float">
            <text:p>1442699633.62597</text:p>
          </table:table-cell>
          <table:table-cell office:value-type="float" office:value="65632" calcext:value-type="float">
            <text:p>65632</text:p>
          </table:table-cell>
          <table:table-cell table:formula="of:=[.B58]-[.B$2]" office:value-type="float" office:value="1.282546043396" calcext:value-type="float">
            <text:p>1.2825460434</text:p>
          </table:table-cell>
          <table:table-cell table:formula="of:=[.C58]/([.D58]-[.D57])" office:value-type="float" office:value="3000071.49379891" calcext:value-type="float">
            <text:p>3000071.4937989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699633.64785" calcext:value-type="float">
            <text:p>1442699633.64785</text:p>
          </table:table-cell>
          <table:table-cell office:value-type="float" office:value="65632" calcext:value-type="float">
            <text:p>65632</text:p>
          </table:table-cell>
          <table:table-cell table:formula="of:=[.B59]-[.B$2]" office:value-type="float" office:value="1.30442142486572" calcext:value-type="float">
            <text:p>1.3044214249</text:p>
          </table:table-cell>
          <table:table-cell table:formula="of:=[.C59]/([.D59]-[.D58])" office:value-type="float" office:value="3000267.67948383" calcext:value-type="float">
            <text:p>3000267.6794838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699633.66972" calcext:value-type="float">
            <text:p>1442699633.66972</text:p>
          </table:table-cell>
          <table:table-cell office:value-type="float" office:value="65632" calcext:value-type="float">
            <text:p>65632</text:p>
          </table:table-cell>
          <table:table-cell table:formula="of:=[.B60]-[.B$2]" office:value-type="float" office:value="1.32629537582397" calcext:value-type="float">
            <text:p>1.3262953758</text:p>
          </table:table-cell>
          <table:table-cell table:formula="of:=[.C60]/([.D60]-[.D59])" office:value-type="float" office:value="3000463.89082903" calcext:value-type="float">
            <text:p>3000463.8908290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699633.69158" calcext:value-type="float">
            <text:p>1442699633.69158</text:p>
          </table:table-cell>
          <table:table-cell office:value-type="float" office:value="65632" calcext:value-type="float">
            <text:p>65632</text:p>
          </table:table-cell>
          <table:table-cell table:formula="of:=[.B61]-[.B$2]" office:value-type="float" office:value="1.34815716743469" calcext:value-type="float">
            <text:p>1.3481571674</text:p>
          </table:table-cell>
          <table:table-cell table:formula="of:=[.C61]/([.D61]-[.D60])" office:value-type="float" office:value="3002132.72400894" calcext:value-type="float">
            <text:p>3002132.724008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699633.71348" calcext:value-type="float">
            <text:p>1442699633.71348</text:p>
          </table:table-cell>
          <table:table-cell office:value-type="float" office:value="65632" calcext:value-type="float">
            <text:p>65632</text:p>
          </table:table-cell>
          <table:table-cell table:formula="of:=[.B62]-[.B$2]" office:value-type="float" office:value="1.37005472183228" calcext:value-type="float">
            <text:p>1.3700547218</text:p>
          </table:table-cell>
          <table:table-cell table:formula="of:=[.C62]/([.D62]-[.D61])" office:value-type="float" office:value="2997229.68183352" calcext:value-type="float">
            <text:p>2997229.681833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699633.73534" calcext:value-type="float">
            <text:p>1442699633.73534</text:p>
          </table:table-cell>
          <table:table-cell office:value-type="float" office:value="65632" calcext:value-type="float">
            <text:p>65632</text:p>
          </table:table-cell>
          <table:table-cell table:formula="of:=[.B63]-[.B$2]" office:value-type="float" office:value="1.39191007614136" calcext:value-type="float">
            <text:p>1.3919100761</text:p>
          </table:table-cell>
          <table:table-cell table:formula="of:=[.C63]/([.D63]-[.D62])" office:value-type="float" office:value="3003016.9756949" calcext:value-type="float">
            <text:p>3003016.975694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699633.7572" calcext:value-type="float">
            <text:p>1442699633.7572</text:p>
          </table:table-cell>
          <table:table-cell office:value-type="float" office:value="65632" calcext:value-type="float">
            <text:p>65632</text:p>
          </table:table-cell>
          <table:table-cell table:formula="of:=[.B64]-[.B$2]" office:value-type="float" office:value="1.41376948356628" calcext:value-type="float">
            <text:p>1.4137694836</text:p>
          </table:table-cell>
          <table:table-cell table:formula="of:=[.C64]/([.D64]-[.D63])" office:value-type="float" office:value="3002460.16390904" calcext:value-type="float">
            <text:p>3002460.163909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699633.77904" calcext:value-type="float">
            <text:p>1442699633.77904</text:p>
          </table:table-cell>
          <table:table-cell office:value-type="float" office:value="65632" calcext:value-type="float">
            <text:p>65632</text:p>
          </table:table-cell>
          <table:table-cell table:formula="of:=[.B65]-[.B$2]" office:value-type="float" office:value="1.43561673164368" calcext:value-type="float">
            <text:p>1.4356167316</text:p>
          </table:table-cell>
          <table:table-cell table:formula="of:=[.C65]/([.D65]-[.D64])" office:value-type="float" office:value="3004131.21906716" calcext:value-type="float">
            <text:p>3004131.21906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699640.28556" calcext:value-type="float">
            <text:p>1442699640.28556</text:p>
          </table:table-cell>
          <table:table-cell office:value-type="float" office:value="65632" calcext:value-type="float">
            <text:p>65632</text:p>
          </table:table-cell>
          <table:table-cell table:formula="of:=[.B66]-[.B$2]" office:value-type="float" office:value="7.94213461875916" calcext:value-type="float">
            <text:p>7.9421346188</text:p>
          </table:table-cell>
          <table:table-cell table:formula="of:=[.C66]/([.D66]-[.D65])" office:value-type="float" office:value="10087.1158949655" calcext:value-type="float">
            <text:p>10087.11589496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699640.58685" calcext:value-type="float">
            <text:p>1442699640.58685</text:p>
          </table:table-cell>
          <table:table-cell office:value-type="float" office:value="65632" calcext:value-type="float">
            <text:p>65632</text:p>
          </table:table-cell>
          <table:table-cell table:formula="of:=[.B67]-[.B$2]" office:value-type="float" office:value="8.24342584609985" calcext:value-type="float">
            <text:p>8.2434258461</text:p>
          </table:table-cell>
          <table:table-cell table:formula="of:=[.C67]/([.D67]-[.D66])" office:value-type="float" office:value="217835.748419531" calcext:value-type="float">
            <text:p>217835.748419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699641.02374" calcext:value-type="float">
            <text:p>1442699641.02374</text:p>
          </table:table-cell>
          <table:table-cell office:value-type="float" office:value="65632" calcext:value-type="float">
            <text:p>65632</text:p>
          </table:table-cell>
          <table:table-cell table:formula="of:=[.B68]-[.B$2]" office:value-type="float" office:value="8.68031549453735" calcext:value-type="float">
            <text:p>8.6803154945</text:p>
          </table:table-cell>
          <table:table-cell table:formula="of:=[.C68]/([.D68]-[.D67])" office:value-type="float" office:value="150225.57809444" calcext:value-type="float">
            <text:p>150225.578094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699641.07761" calcext:value-type="float">
            <text:p>1442699641.07761</text:p>
          </table:table-cell>
          <table:table-cell office:value-type="float" office:value="65632" calcext:value-type="float">
            <text:p>65632</text:p>
          </table:table-cell>
          <table:table-cell table:formula="of:=[.B69]-[.B$2]" office:value-type="float" office:value="8.73418211936951" calcext:value-type="float">
            <text:p>8.7341821194</text:p>
          </table:table-cell>
          <table:table-cell table:formula="of:=[.C69]/([.D69]-[.D68])" office:value-type="float" office:value="1218416.78784418" calcext:value-type="float">
            <text:p>1218416.787844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699641.37131" calcext:value-type="float">
            <text:p>1442699641.37131</text:p>
          </table:table-cell>
          <table:table-cell office:value-type="float" office:value="65632" calcext:value-type="float">
            <text:p>65632</text:p>
          </table:table-cell>
          <table:table-cell table:formula="of:=[.B70]-[.B$2]" office:value-type="float" office:value="9.02788519859314" calcext:value-type="float">
            <text:p>9.0278851986</text:p>
          </table:table-cell>
          <table:table-cell table:formula="of:=[.C70]/([.D70]-[.D69])" office:value-type="float" office:value="223463.779043413" calcext:value-type="float">
            <text:p>223463.7790434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699642.28174" calcext:value-type="float">
            <text:p>1442699642.28174</text:p>
          </table:table-cell>
          <table:table-cell office:value-type="float" office:value="65632" calcext:value-type="float">
            <text:p>65632</text:p>
          </table:table-cell>
          <table:table-cell table:formula="of:=[.B71]-[.B$2]" office:value-type="float" office:value="9.93831729888916" calcext:value-type="float">
            <text:p>9.9383172989</text:p>
          </table:table-cell>
          <table:table-cell table:formula="of:=[.C71]/([.D71]-[.D70])" office:value-type="float" office:value="72088.8465802779" calcext:value-type="float">
            <text:p>72088.84658027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699642.34898" calcext:value-type="float">
            <text:p>1442699642.34898</text:p>
          </table:table-cell>
          <table:table-cell office:value-type="float" office:value="65632" calcext:value-type="float">
            <text:p>65632</text:p>
          </table:table-cell>
          <table:table-cell table:formula="of:=[.B72]-[.B$2]" office:value-type="float" office:value="10.0055556297302" calcext:value-type="float">
            <text:p>10.0055556297</text:p>
          </table:table-cell>
          <table:table-cell table:formula="of:=[.C72]/([.D72]-[.D71])" office:value-type="float" office:value="976109.8941486" calcext:value-type="float">
            <text:p>976109.89414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699642.39831" calcext:value-type="float">
            <text:p>1442699642.39831</text:p>
          </table:table-cell>
          <table:table-cell office:value-type="float" office:value="65632" calcext:value-type="float">
            <text:p>65632</text:p>
          </table:table-cell>
          <table:table-cell table:formula="of:=[.B73]-[.B$2]" office:value-type="float" office:value="10.0548810958862" calcext:value-type="float">
            <text:p>10.0548810959</text:p>
          </table:table-cell>
          <table:table-cell table:formula="of:=[.C73]/([.D73]-[.D72])" office:value-type="float" office:value="1330590.56740427" calcext:value-type="float">
            <text:p>1330590.567404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699642.65035" calcext:value-type="float">
            <text:p>1442699642.65035</text:p>
          </table:table-cell>
          <table:table-cell office:value-type="float" office:value="65632" calcext:value-type="float">
            <text:p>65632</text:p>
          </table:table-cell>
          <table:table-cell table:formula="of:=[.B74]-[.B$2]" office:value-type="float" office:value="10.306923866272" calcext:value-type="float">
            <text:p>10.3069238663</text:p>
          </table:table-cell>
          <table:table-cell table:formula="of:=[.C74]/([.D74]-[.D73])" office:value-type="float" office:value="260400.248337029" calcext:value-type="float">
            <text:p>260400.2483370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699642.88424" calcext:value-type="float">
            <text:p>1442699642.88424</text:p>
          </table:table-cell>
          <table:table-cell office:value-type="float" office:value="65632" calcext:value-type="float">
            <text:p>65632</text:p>
          </table:table-cell>
          <table:table-cell table:formula="of:=[.B75]-[.B$2]" office:value-type="float" office:value="10.5408148765564" calcext:value-type="float">
            <text:p>10.5408148766</text:p>
          </table:table-cell>
          <table:table-cell table:formula="of:=[.C75]/([.D75]-[.D74])" office:value-type="float" office:value="280609.331329956" calcext:value-type="float">
            <text:p>280609.3313299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699642.95159" calcext:value-type="float">
            <text:p>1442699642.95159</text:p>
          </table:table-cell>
          <table:table-cell office:value-type="float" office:value="65632" calcext:value-type="float">
            <text:p>65632</text:p>
          </table:table-cell>
          <table:table-cell table:formula="of:=[.B76]-[.B$2]" office:value-type="float" office:value="10.6081621646881" calcext:value-type="float">
            <text:p>10.6081621647</text:p>
          </table:table-cell>
          <table:table-cell table:formula="of:=[.C76]/([.D76]-[.D75])" office:value-type="float" office:value="974530.702285158" calcext:value-type="float">
            <text:p>974530.7022851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699643.15268" calcext:value-type="float">
            <text:p>1442699643.15268</text:p>
          </table:table-cell>
          <table:table-cell office:value-type="float" office:value="65632" calcext:value-type="float">
            <text:p>65632</text:p>
          </table:table-cell>
          <table:table-cell table:formula="of:=[.B77]-[.B$2]" office:value-type="float" office:value="10.80925822258" calcext:value-type="float">
            <text:p>10.8092582226</text:p>
          </table:table-cell>
          <table:table-cell table:formula="of:=[.C77]/([.D77]-[.D76])" office:value-type="float" office:value="326371.390309891" calcext:value-type="float">
            <text:p>326371.3903098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699643.94098" calcext:value-type="float">
            <text:p>1442699643.94098</text:p>
          </table:table-cell>
          <table:table-cell office:value-type="float" office:value="65632" calcext:value-type="float">
            <text:p>65632</text:p>
          </table:table-cell>
          <table:table-cell table:formula="of:=[.B78]-[.B$2]" office:value-type="float" office:value="11.5975515842438" calcext:value-type="float">
            <text:p>11.5975515842</text:p>
          </table:table-cell>
          <table:table-cell table:formula="of:=[.C78]/([.D78]-[.D77])" office:value-type="float" office:value="83258.3441543555" calcext:value-type="float">
            <text:p>83258.34415435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699644.02942" calcext:value-type="float">
            <text:p>1442699644.02942</text:p>
          </table:table-cell>
          <table:table-cell office:value-type="float" office:value="65632" calcext:value-type="float">
            <text:p>65632</text:p>
          </table:table-cell>
          <table:table-cell table:formula="of:=[.B79]-[.B$2]" office:value-type="float" office:value="11.6859924793243" calcext:value-type="float">
            <text:p>11.6859924793</text:p>
          </table:table-cell>
          <table:table-cell table:formula="of:=[.C79]/([.D79]-[.D78])" office:value-type="float" office:value="742100.132978207" calcext:value-type="float">
            <text:p>742100.1329782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699644.08133" calcext:value-type="float">
            <text:p>1442699644.08133</text:p>
          </table:table-cell>
          <table:table-cell office:value-type="float" office:value="65632" calcext:value-type="float">
            <text:p>65632</text:p>
          </table:table-cell>
          <table:table-cell table:formula="of:=[.B80]-[.B$2]" office:value-type="float" office:value="11.7379055023193" calcext:value-type="float">
            <text:p>11.7379055023</text:p>
          </table:table-cell>
          <table:table-cell table:formula="of:=[.C80]/([.D80]-[.D79])" office:value-type="float" office:value="1264268.50554104" calcext:value-type="float">
            <text:p>1264268.505541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699644.91215" calcext:value-type="float">
            <text:p>1442699644.91215</text:p>
          </table:table-cell>
          <table:table-cell office:value-type="float" office:value="65632" calcext:value-type="float">
            <text:p>65632</text:p>
          </table:table-cell>
          <table:table-cell table:formula="of:=[.B81]-[.B$2]" office:value-type="float" office:value="12.568722486496" calcext:value-type="float">
            <text:p>12.5687224865</text:p>
          </table:table-cell>
          <table:table-cell table:formula="of:=[.C81]/([.D81]-[.D80])" office:value-type="float" office:value="78996.9406620199" calcext:value-type="float">
            <text:p>78996.94066201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699645.07484" calcext:value-type="float">
            <text:p>1442699645.07484</text:p>
          </table:table-cell>
          <table:table-cell office:value-type="float" office:value="65632" calcext:value-type="float">
            <text:p>65632</text:p>
          </table:table-cell>
          <table:table-cell table:formula="of:=[.B82]-[.B$2]" office:value-type="float" office:value="12.731418132782" calcext:value-type="float">
            <text:p>12.7314181328</text:p>
          </table:table-cell>
          <table:table-cell table:formula="of:=[.C82]/([.D82]-[.D81])" office:value-type="float" office:value="403403.542124429" calcext:value-type="float">
            <text:p>403403.5421244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699645.94209" calcext:value-type="float">
            <text:p>1442699645.94209</text:p>
          </table:table-cell>
          <table:table-cell office:value-type="float" office:value="65632" calcext:value-type="float">
            <text:p>65632</text:p>
          </table:table-cell>
          <table:table-cell table:formula="of:=[.B83]-[.B$2]" office:value-type="float" office:value="13.5986602306366" calcext:value-type="float">
            <text:p>13.5986602306</text:p>
          </table:table-cell>
          <table:table-cell table:formula="of:=[.C83]/([.D83]-[.D82])" office:value-type="float" office:value="75678.9830225731" calcext:value-type="float">
            <text:p>75678.98302257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699645.99707" calcext:value-type="float">
            <text:p>1442699645.99707</text:p>
          </table:table-cell>
          <table:table-cell office:value-type="float" office:value="65632" calcext:value-type="float">
            <text:p>65632</text:p>
          </table:table-cell>
          <table:table-cell table:formula="of:=[.B84]-[.B$2]" office:value-type="float" office:value="13.6536405086517" calcext:value-type="float">
            <text:p>13.6536405087</text:p>
          </table:table-cell>
          <table:table-cell table:formula="of:=[.C84]/([.D84]-[.D83])" office:value-type="float" office:value="1193737.14301573" calcext:value-type="float">
            <text:p>1193737.143015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699646.04254" calcext:value-type="float">
            <text:p>1442699646.04254</text:p>
          </table:table-cell>
          <table:table-cell office:value-type="float" office:value="65632" calcext:value-type="float">
            <text:p>65632</text:p>
          </table:table-cell>
          <table:table-cell table:formula="of:=[.B85]-[.B$2]" office:value-type="float" office:value="13.6991136074066" calcext:value-type="float">
            <text:p>13.6991136074</text:p>
          </table:table-cell>
          <table:table-cell table:formula="of:=[.C85]/([.D85]-[.D84])" office:value-type="float" office:value="1443314.87840275" calcext:value-type="float">
            <text:p>1443314.878402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699646.07113" calcext:value-type="float">
            <text:p>1442699646.07113</text:p>
          </table:table-cell>
          <table:table-cell office:value-type="float" office:value="65632" calcext:value-type="float">
            <text:p>65632</text:p>
          </table:table-cell>
          <table:table-cell table:formula="of:=[.B86]-[.B$2]" office:value-type="float" office:value="13.7276995182037" calcext:value-type="float">
            <text:p>13.7276995182</text:p>
          </table:table-cell>
          <table:table-cell table:formula="of:=[.C86]/([.D86]-[.D85])" office:value-type="float" office:value="2295956.23052928" calcext:value-type="float">
            <text:p>2295956.230529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699646.29406" calcext:value-type="float">
            <text:p>1442699646.29406</text:p>
          </table:table-cell>
          <table:table-cell office:value-type="float" office:value="65632" calcext:value-type="float">
            <text:p>65632</text:p>
          </table:table-cell>
          <table:table-cell table:formula="of:=[.B87]-[.B$2]" office:value-type="float" office:value="13.9506301879883" calcext:value-type="float">
            <text:p>13.950630188</text:p>
          </table:table-cell>
          <table:table-cell table:formula="of:=[.C87]/([.D87]-[.D86])" office:value-type="float" office:value="294405.4313542" calcext:value-type="float">
            <text:p>294405.43135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699646.41038" calcext:value-type="float">
            <text:p>1442699646.41038</text:p>
          </table:table-cell>
          <table:table-cell office:value-type="float" office:value="65632" calcext:value-type="float">
            <text:p>65632</text:p>
          </table:table-cell>
          <table:table-cell table:formula="of:=[.B88]-[.B$2]" office:value-type="float" office:value="14.0669531822205" calcext:value-type="float">
            <text:p>14.0669531822</text:p>
          </table:table-cell>
          <table:table-cell table:formula="of:=[.C88]/([.D88]-[.D87])" office:value-type="float" office:value="564222.064891144" calcext:value-type="float">
            <text:p>564222.0648911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699646.59567" calcext:value-type="float">
            <text:p>1442699646.59567</text:p>
          </table:table-cell>
          <table:table-cell office:value-type="float" office:value="65632" calcext:value-type="float">
            <text:p>65632</text:p>
          </table:table-cell>
          <table:table-cell table:formula="of:=[.B89]-[.B$2]" office:value-type="float" office:value="14.2522463798523" calcext:value-type="float">
            <text:p>14.2522463799</text:p>
          </table:table-cell>
          <table:table-cell table:formula="of:=[.C89]/([.D89]-[.D88])" office:value-type="float" office:value="354206.203135455" calcext:value-type="float">
            <text:p>354206.2031354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699646.71186" calcext:value-type="float">
            <text:p>1442699646.71186</text:p>
          </table:table-cell>
          <table:table-cell office:value-type="float" office:value="65632" calcext:value-type="float">
            <text:p>65632</text:p>
          </table:table-cell>
          <table:table-cell table:formula="of:=[.B90]-[.B$2]" office:value-type="float" office:value="14.3684356212616" calcext:value-type="float">
            <text:p>14.3684356213</text:p>
          </table:table-cell>
          <table:table-cell table:formula="of:=[.C90]/([.D90]-[.D89])" office:value-type="float" office:value="564871.5767822" calcext:value-type="float">
            <text:p>564871.57678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699646.76082" calcext:value-type="float">
            <text:p>1442699646.76082</text:p>
          </table:table-cell>
          <table:table-cell office:value-type="float" office:value="65632" calcext:value-type="float">
            <text:p>65632</text:p>
          </table:table-cell>
          <table:table-cell table:formula="of:=[.B91]-[.B$2]" office:value-type="float" office:value="14.4173910617828" calcext:value-type="float">
            <text:p>14.4173910618</text:p>
          </table:table-cell>
          <table:table-cell table:formula="of:=[.C91]/([.D91]-[.D90])" office:value-type="float" office:value="1340647.7257931" calcext:value-type="float">
            <text:p>1340647.72579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699647.23767" calcext:value-type="float">
            <text:p>1442699647.23767</text:p>
          </table:table-cell>
          <table:table-cell office:value-type="float" office:value="65632" calcext:value-type="float">
            <text:p>65632</text:p>
          </table:table-cell>
          <table:table-cell table:formula="of:=[.B92]-[.B$2]" office:value-type="float" office:value="14.8942391872406" calcext:value-type="float">
            <text:p>14.8942391872</text:p>
          </table:table-cell>
          <table:table-cell table:formula="of:=[.C92]/([.D92]-[.D91])" office:value-type="float" office:value="137637.114410369" calcext:value-type="float">
            <text:p>137637.1144103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699650.02755" calcext:value-type="float">
            <text:p>1442699650.02755</text:p>
          </table:table-cell>
          <table:table-cell office:value-type="float" office:value="65632" calcext:value-type="float">
            <text:p>65632</text:p>
          </table:table-cell>
          <table:table-cell table:formula="of:=[.B93]-[.B$2]" office:value-type="float" office:value="17.6841239929199" calcext:value-type="float">
            <text:p>17.6841239929</text:p>
          </table:table-cell>
          <table:table-cell table:formula="of:=[.C93]/([.D93]-[.D92])" office:value-type="float" office:value="23524.985643276" calcext:value-type="float">
            <text:p>23524.9856432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699650.05509" calcext:value-type="float">
            <text:p>1442699650.05509</text:p>
          </table:table-cell>
          <table:table-cell office:value-type="float" office:value="65632" calcext:value-type="float">
            <text:p>65632</text:p>
          </table:table-cell>
          <table:table-cell table:formula="of:=[.B94]-[.B$2]" office:value-type="float" office:value="17.7116680145264" calcext:value-type="float">
            <text:p>17.7116680145</text:p>
          </table:table-cell>
          <table:table-cell table:formula="of:=[.C94]/([.D94]-[.D93])" office:value-type="float" office:value="2382803.82355793" calcext:value-type="float">
            <text:p>2382803.823557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699650.08269" calcext:value-type="float">
            <text:p>1442699650.08269</text:p>
          </table:table-cell>
          <table:table-cell office:value-type="float" office:value="65632" calcext:value-type="float">
            <text:p>65632</text:p>
          </table:table-cell>
          <table:table-cell table:formula="of:=[.B95]-[.B$2]" office:value-type="float" office:value="17.739266872406" calcext:value-type="float">
            <text:p>17.7392668724</text:p>
          </table:table-cell>
          <table:table-cell table:formula="of:=[.C95]/([.D95]-[.D94])" office:value-type="float" office:value="2378069.42179374" calcext:value-type="float">
            <text:p>2378069.421793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699650.11022" calcext:value-type="float">
            <text:p>1442699650.11022</text:p>
          </table:table-cell>
          <table:table-cell office:value-type="float" office:value="65632" calcext:value-type="float">
            <text:p>65632</text:p>
          </table:table-cell>
          <table:table-cell table:formula="of:=[.B96]-[.B$2]" office:value-type="float" office:value="17.7667980194092" calcext:value-type="float">
            <text:p>17.7667980194</text:p>
          </table:table-cell>
          <table:table-cell table:formula="of:=[.C96]/([.D96]-[.D95])" office:value-type="float" office:value="2383918.11254482" calcext:value-type="float">
            <text:p>2383918.112544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699650.13772" calcext:value-type="float">
            <text:p>1442699650.13772</text:p>
          </table:table-cell>
          <table:table-cell office:value-type="float" office:value="65632" calcext:value-type="float">
            <text:p>65632</text:p>
          </table:table-cell>
          <table:table-cell table:formula="of:=[.B97]-[.B$2]" office:value-type="float" office:value="17.7942917346954" calcext:value-type="float">
            <text:p>17.7942917347</text:p>
          </table:table-cell>
          <table:table-cell table:formula="of:=[.C97]/([.D97]-[.D96])" office:value-type="float" office:value="2387163.73238985" calcext:value-type="float">
            <text:p>2387163.732389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699650.16522" calcext:value-type="float">
            <text:p>1442699650.16522</text:p>
          </table:table-cell>
          <table:table-cell office:value-type="float" office:value="65632" calcext:value-type="float">
            <text:p>65632</text:p>
          </table:table-cell>
          <table:table-cell table:formula="of:=[.B98]-[.B$2]" office:value-type="float" office:value="17.8217940330505" calcext:value-type="float">
            <text:p>17.8217940331</text:p>
          </table:table-cell>
          <table:table-cell table:formula="of:=[.C98]/([.D98]-[.D97])" office:value-type="float" office:value="2386418.73317556" calcext:value-type="float">
            <text:p>2386418.733175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699650.19273" calcext:value-type="float">
            <text:p>1442699650.19273</text:p>
          </table:table-cell>
          <table:table-cell office:value-type="float" office:value="65632" calcext:value-type="float">
            <text:p>65632</text:p>
          </table:table-cell>
          <table:table-cell table:formula="of:=[.B99]-[.B$2]" office:value-type="float" office:value="17.8493051528931" calcext:value-type="float">
            <text:p>17.8493051529</text:p>
          </table:table-cell>
          <table:table-cell table:formula="of:=[.C99]/([.D99]-[.D98])" office:value-type="float" office:value="2385653.52394488" calcext:value-type="float">
            <text:p>2385653.523944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699650.22022" calcext:value-type="float">
            <text:p>1442699650.22022</text:p>
          </table:table-cell>
          <table:table-cell office:value-type="float" office:value="65632" calcext:value-type="float">
            <text:p>65632</text:p>
          </table:table-cell>
          <table:table-cell table:formula="of:=[.B100]-[.B$2]" office:value-type="float" office:value="17.8767943382263" calcext:value-type="float">
            <text:p>17.8767943382</text:p>
          </table:table-cell>
          <table:table-cell table:formula="of:=[.C100]/([.D100]-[.D99])" office:value-type="float" office:value="2387557.1139829" calcext:value-type="float">
            <text:p>2387557.11398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699650.2477" calcext:value-type="float">
            <text:p>1442699650.2477</text:p>
          </table:table-cell>
          <table:table-cell office:value-type="float" office:value="65632" calcext:value-type="float">
            <text:p>65632</text:p>
          </table:table-cell>
          <table:table-cell table:formula="of:=[.B101]-[.B$2]" office:value-type="float" office:value="17.9042747020721" calcext:value-type="float">
            <text:p>17.9042747021</text:p>
          </table:table-cell>
          <table:table-cell table:formula="of:=[.C101]/([.D101]-[.D100])" office:value-type="float" office:value="2388323.54506728" calcext:value-type="float">
            <text:p>2388323.545067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699650.27521" calcext:value-type="float">
            <text:p>1442699650.27521</text:p>
          </table:table-cell>
          <table:table-cell office:value-type="float" office:value="65632" calcext:value-type="float">
            <text:p>65632</text:p>
          </table:table-cell>
          <table:table-cell table:formula="of:=[.B102]-[.B$2]" office:value-type="float" office:value="17.9317882061005" calcext:value-type="float">
            <text:p>17.9317882061</text:p>
          </table:table-cell>
          <table:table-cell table:formula="of:=[.C102]/([.D102]-[.D101])" office:value-type="float" office:value="2385446.79487002" calcext:value-type="float">
            <text:p>2385446.794870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699650.30269" calcext:value-type="float">
            <text:p>1442699650.30269</text:p>
          </table:table-cell>
          <table:table-cell office:value-type="float" office:value="65632" calcext:value-type="float">
            <text:p>65632</text:p>
          </table:table-cell>
          <table:table-cell table:formula="of:=[.B103]-[.B$2]" office:value-type="float" office:value="17.9592685699463" calcext:value-type="float">
            <text:p>17.9592685699</text:p>
          </table:table-cell>
          <table:table-cell table:formula="of:=[.C103]/([.D103]-[.D102])" office:value-type="float" office:value="2388323.54506728" calcext:value-type="float">
            <text:p>2388323.545067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699650.33021" calcext:value-type="float">
            <text:p>1442699650.33021</text:p>
          </table:table-cell>
          <table:table-cell office:value-type="float" office:value="65632" calcext:value-type="float">
            <text:p>65632</text:p>
          </table:table-cell>
          <table:table-cell table:formula="of:=[.B104]-[.B$2]" office:value-type="float" office:value="17.9867842197418" calcext:value-type="float">
            <text:p>17.9867842197</text:p>
          </table:table-cell>
          <table:table-cell table:formula="of:=[.C104]/([.D104]-[.D103])" office:value-type="float" office:value="2385260.76933341" calcext:value-type="float">
            <text:p>2385260.769333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699650.37466" calcext:value-type="float">
            <text:p>1442699650.37466</text:p>
          </table:table-cell>
          <table:table-cell office:value-type="float" office:value="65632" calcext:value-type="float">
            <text:p>65632</text:p>
          </table:table-cell>
          <table:table-cell table:formula="of:=[.B105]-[.B$2]" office:value-type="float" office:value="18.0312314033508" calcext:value-type="float">
            <text:p>18.0312314034</text:p>
          </table:table-cell>
          <table:table-cell table:formula="of:=[.C105]/([.D105]-[.D104])" office:value-type="float" office:value="1476628.99357919" calcext:value-type="float">
            <text:p>1476628.993579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699650.46269" calcext:value-type="float">
            <text:p>1442699650.46269</text:p>
          </table:table-cell>
          <table:table-cell office:value-type="float" office:value="65632" calcext:value-type="float">
            <text:p>65632</text:p>
          </table:table-cell>
          <table:table-cell table:formula="of:=[.B106]-[.B$2]" office:value-type="float" office:value="18.119261264801" calcext:value-type="float">
            <text:p>18.1192612648</text:p>
          </table:table-cell>
          <table:table-cell table:formula="of:=[.C106]/([.D106]-[.D105])" office:value-type="float" office:value="745565.185708405" calcext:value-type="float">
            <text:p>745565.1857084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699650.5363" calcext:value-type="float">
            <text:p>1442699650.5363</text:p>
          </table:table-cell>
          <table:table-cell office:value-type="float" office:value="65632" calcext:value-type="float">
            <text:p>65632</text:p>
          </table:table-cell>
          <table:table-cell table:formula="of:=[.B107]-[.B$2]" office:value-type="float" office:value="18.1928772926331" calcext:value-type="float">
            <text:p>18.1928772926</text:p>
          </table:table-cell>
          <table:table-cell table:formula="of:=[.C107]/([.D107]-[.D106])" office:value-type="float" office:value="891544.979168826" calcext:value-type="float">
            <text:p>891544.9791688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699650.63689" calcext:value-type="float">
            <text:p>1442699650.63689</text:p>
          </table:table-cell>
          <table:table-cell office:value-type="float" office:value="65632" calcext:value-type="float">
            <text:p>65632</text:p>
          </table:table-cell>
          <table:table-cell table:formula="of:=[.B108]-[.B$2]" office:value-type="float" office:value="18.2934591770172" calcext:value-type="float">
            <text:p>18.293459177</text:p>
          </table:table-cell>
          <table:table-cell table:formula="of:=[.C108]/([.D108]-[.D107])" office:value-type="float" office:value="652523.070151776" calcext:value-type="float">
            <text:p>652523.0701517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699650.71027" calcext:value-type="float">
            <text:p>1442699650.71027</text:p>
          </table:table-cell>
          <table:table-cell office:value-type="float" office:value="65632" calcext:value-type="float">
            <text:p>65632</text:p>
          </table:table-cell>
          <table:table-cell table:formula="of:=[.B109]-[.B$2]" office:value-type="float" office:value="18.366847038269" calcext:value-type="float">
            <text:p>18.3668470383</text:p>
          </table:table-cell>
          <table:table-cell table:formula="of:=[.C109]/([.D109]-[.D108])" office:value-type="float" office:value="894316.837695859" calcext:value-type="float">
            <text:p>894316.8376958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699650.76438" calcext:value-type="float">
            <text:p>1442699650.76438</text:p>
          </table:table-cell>
          <table:table-cell office:value-type="float" office:value="65632" calcext:value-type="float">
            <text:p>65632</text:p>
          </table:table-cell>
          <table:table-cell table:formula="of:=[.B110]-[.B$2]" office:value-type="float" office:value="18.4209508895874" calcext:value-type="float">
            <text:p>18.4209508896</text:p>
          </table:table-cell>
          <table:table-cell table:formula="of:=[.C110]/([.D110]-[.D109])" office:value-type="float" office:value="1213074.45589791" calcext:value-type="float">
            <text:p>1213074.455897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699650.86507" calcext:value-type="float">
            <text:p>1442699650.86507</text:p>
          </table:table-cell>
          <table:table-cell office:value-type="float" office:value="65632" calcext:value-type="float">
            <text:p>65632</text:p>
          </table:table-cell>
          <table:table-cell table:formula="of:=[.B111]-[.B$2]" office:value-type="float" office:value="18.5216422080994" calcext:value-type="float">
            <text:p>18.5216422081</text:p>
          </table:table-cell>
          <table:table-cell table:formula="of:=[.C111]/([.D111]-[.D110])" office:value-type="float" office:value="651813.889915469" calcext:value-type="float">
            <text:p>651813.8899154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699650.91127" calcext:value-type="float">
            <text:p>1442699650.91127</text:p>
          </table:table-cell>
          <table:table-cell office:value-type="float" office:value="65632" calcext:value-type="float">
            <text:p>65632</text:p>
          </table:table-cell>
          <table:table-cell table:formula="of:=[.B112]-[.B$2]" office:value-type="float" office:value="18.5678436756134" calcext:value-type="float">
            <text:p>18.5678436756</text:p>
          </table:table-cell>
          <table:table-cell table:formula="of:=[.C112]/([.D112]-[.D111])" office:value-type="float" office:value="1420560.93737841" calcext:value-type="float">
            <text:p>1420560.937378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699651.00075" calcext:value-type="float">
            <text:p>1442699651.00075</text:p>
          </table:table-cell>
          <table:table-cell office:value-type="float" office:value="65632" calcext:value-type="float">
            <text:p>65632</text:p>
          </table:table-cell>
          <table:table-cell table:formula="of:=[.B113]-[.B$2]" office:value-type="float" office:value="18.657329082489" calcext:value-type="float">
            <text:p>18.6573290825</text:p>
          </table:table-cell>
          <table:table-cell table:formula="of:=[.C113]/([.D113]-[.D112])" office:value-type="float" office:value="733438.024048235" calcext:value-type="float">
            <text:p>733438.0240482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699651.02763" calcext:value-type="float">
            <text:p>1442699651.02763</text:p>
          </table:table-cell>
          <table:table-cell office:value-type="float" office:value="65632" calcext:value-type="float">
            <text:p>65632</text:p>
          </table:table-cell>
          <table:table-cell table:formula="of:=[.B114]-[.B$2]" office:value-type="float" office:value="18.6842041015625" calcext:value-type="float">
            <text:p>18.6842041016</text:p>
          </table:table-cell>
          <table:table-cell table:formula="of:=[.C114]/([.D114]-[.D113])" office:value-type="float" office:value="2442119.19703341" calcext:value-type="float">
            <text:p>2442119.197033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699651.10828" calcext:value-type="float">
            <text:p>1442699651.10828</text:p>
          </table:table-cell>
          <table:table-cell office:value-type="float" office:value="65632" calcext:value-type="float">
            <text:p>65632</text:p>
          </table:table-cell>
          <table:table-cell table:formula="of:=[.B115]-[.B$2]" office:value-type="float" office:value="18.7648491859436" calcext:value-type="float">
            <text:p>18.7648491859</text:p>
          </table:table-cell>
          <table:table-cell table:formula="of:=[.C115]/([.D115]-[.D114])" office:value-type="float" office:value="813837.576135994" calcext:value-type="float">
            <text:p>813837.5761359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699651.19912" calcext:value-type="float">
            <text:p>1442699651.19912</text:p>
          </table:table-cell>
          <table:table-cell office:value-type="float" office:value="65632" calcext:value-type="float">
            <text:p>65632</text:p>
          </table:table-cell>
          <table:table-cell table:formula="of:=[.B116]-[.B$2]" office:value-type="float" office:value="18.8556926250458" calcext:value-type="float">
            <text:p>18.855692625</text:p>
          </table:table-cell>
          <table:table-cell table:formula="of:=[.C116]/([.D116]-[.D115])" office:value-type="float" office:value="722473.748777639" calcext:value-type="float">
            <text:p>722473.74877763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699651.28236" calcext:value-type="float">
            <text:p>1442699651.28236</text:p>
          </table:table-cell>
          <table:table-cell office:value-type="float" office:value="65632" calcext:value-type="float">
            <text:p>65632</text:p>
          </table:table-cell>
          <table:table-cell table:formula="of:=[.B117]-[.B$2]" office:value-type="float" office:value="18.9389307498932" calcext:value-type="float">
            <text:p>18.9389307499</text:p>
          </table:table-cell>
          <table:table-cell table:formula="of:=[.C117]/([.D117]-[.D116])" office:value-type="float" office:value="788484.845379605" calcext:value-type="float">
            <text:p>788484.8453796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699651.35509" calcext:value-type="float">
            <text:p>1442699651.35509</text:p>
          </table:table-cell>
          <table:table-cell office:value-type="float" office:value="65632" calcext:value-type="float">
            <text:p>65632</text:p>
          </table:table-cell>
          <table:table-cell table:formula="of:=[.B118]-[.B$2]" office:value-type="float" office:value="19.011666059494" calcext:value-type="float">
            <text:p>19.0116660595</text:p>
          </table:table-cell>
          <table:table-cell table:formula="of:=[.C118]/([.D118]-[.D117])" office:value-type="float" office:value="902340.285071819" calcext:value-type="float">
            <text:p>902340.28507181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699651.45556" calcext:value-type="float">
            <text:p>1442699651.45556</text:p>
          </table:table-cell>
          <table:table-cell office:value-type="float" office:value="65632" calcext:value-type="float">
            <text:p>65632</text:p>
          </table:table-cell>
          <table:table-cell table:formula="of:=[.B119]-[.B$2]" office:value-type="float" office:value="19.1121344566345" calcext:value-type="float">
            <text:p>19.1121344566</text:p>
          </table:table-cell>
          <table:table-cell table:formula="of:=[.C119]/([.D119]-[.D118])" office:value-type="float" office:value="653260.148146039" calcext:value-type="float">
            <text:p>653260.1481460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699651.52818" calcext:value-type="float">
            <text:p>1442699651.52818</text:p>
          </table:table-cell>
          <table:table-cell office:value-type="float" office:value="65632" calcext:value-type="float">
            <text:p>65632</text:p>
          </table:table-cell>
          <table:table-cell table:formula="of:=[.B120]-[.B$2]" office:value-type="float" office:value="19.1847491264343" calcext:value-type="float">
            <text:p>19.1847491264</text:p>
          </table:table-cell>
          <table:table-cell table:formula="of:=[.C120]/([.D120]-[.D119])" office:value-type="float" office:value="903839.405741903" calcext:value-type="float">
            <text:p>903839.4057419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699651.58068" calcext:value-type="float">
            <text:p>1442699651.58068</text:p>
          </table:table-cell>
          <table:table-cell office:value-type="float" office:value="65632" calcext:value-type="float">
            <text:p>65632</text:p>
          </table:table-cell>
          <table:table-cell table:formula="of:=[.B121]-[.B$2]" office:value-type="float" office:value="19.2372567653656" calcext:value-type="float">
            <text:p>19.2372567654</text:p>
          </table:table-cell>
          <table:table-cell table:formula="of:=[.C121]/([.D121]-[.D120])" office:value-type="float" office:value="1249951.46107986" calcext:value-type="float">
            <text:p>1249951.461079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699651.6812" calcext:value-type="float">
            <text:p>1442699651.6812</text:p>
          </table:table-cell>
          <table:table-cell office:value-type="float" office:value="65632" calcext:value-type="float">
            <text:p>65632</text:p>
          </table:table-cell>
          <table:table-cell table:formula="of:=[.B122]-[.B$2]" office:value-type="float" office:value="19.3377776145935" calcext:value-type="float">
            <text:p>19.3377776146</text:p>
          </table:table-cell>
          <table:table-cell table:formula="of:=[.C122]/([.D122]-[.D121])" office:value-type="float" office:value="652919.274997332" calcext:value-type="float">
            <text:p>652919.2749973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699651.75711" calcext:value-type="float">
            <text:p>1442699651.75711</text:p>
          </table:table-cell>
          <table:table-cell office:value-type="float" office:value="65632" calcext:value-type="float">
            <text:p>65632</text:p>
          </table:table-cell>
          <table:table-cell table:formula="of:=[.B123]-[.B$2]" office:value-type="float" office:value="19.4136865139008" calcext:value-type="float">
            <text:p>19.4136865139</text:p>
          </table:table-cell>
          <table:table-cell table:formula="of:=[.C123]/([.D123]-[.D122])" office:value-type="float" office:value="864615.356024938" calcext:value-type="float">
            <text:p>864615.35602493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699651.84186" calcext:value-type="float">
            <text:p>1442699651.84186</text:p>
          </table:table-cell>
          <table:table-cell office:value-type="float" office:value="65632" calcext:value-type="float">
            <text:p>65632</text:p>
          </table:table-cell>
          <table:table-cell table:formula="of:=[.B124]-[.B$2]" office:value-type="float" office:value="19.4984364509583" calcext:value-type="float">
            <text:p>19.498436451</text:p>
          </table:table-cell>
          <table:table-cell table:formula="of:=[.C124]/([.D124]-[.D123])" office:value-type="float" office:value="774419.454205313" calcext:value-type="float">
            <text:p>774419.4542053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699651.93624" calcext:value-type="float">
            <text:p>1442699651.93624</text:p>
          </table:table-cell>
          <table:table-cell office:value-type="float" office:value="65632" calcext:value-type="float">
            <text:p>65632</text:p>
          </table:table-cell>
          <table:table-cell table:formula="of:=[.B125]-[.B$2]" office:value-type="float" office:value="19.5928108692169" calcext:value-type="float">
            <text:p>19.5928108692</text:p>
          </table:table-cell>
          <table:table-cell table:formula="of:=[.C125]/([.D125]-[.D124])" office:value-type="float" office:value="695442.697406748" calcext:value-type="float">
            <text:p>695442.6974067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699652.00876" calcext:value-type="float">
            <text:p>1442699652.00876</text:p>
          </table:table-cell>
          <table:table-cell office:value-type="float" office:value="65632" calcext:value-type="float">
            <text:p>65632</text:p>
          </table:table-cell>
          <table:table-cell table:formula="of:=[.B126]-[.B$2]" office:value-type="float" office:value="19.6653316020966" calcext:value-type="float">
            <text:p>19.6653316021</text:p>
          </table:table-cell>
          <table:table-cell table:formula="of:=[.C126]/([.D126]-[.D125])" office:value-type="float" office:value="905010.15908" calcext:value-type="float">
            <text:p>905010.1590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699652.03352" calcext:value-type="float">
            <text:p>1442699652.03352</text:p>
          </table:table-cell>
          <table:table-cell office:value-type="float" office:value="65632" calcext:value-type="float">
            <text:p>65632</text:p>
          </table:table-cell>
          <table:table-cell table:formula="of:=[.B127]-[.B$2]" office:value-type="float" office:value="19.6900906562805" calcext:value-type="float">
            <text:p>19.6900906563</text:p>
          </table:table-cell>
          <table:table-cell table:formula="of:=[.C127]/([.D127]-[.D126])" office:value-type="float" office:value="2650828.23892842" calcext:value-type="float">
            <text:p>2650828.238928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699652.10915" calcext:value-type="float">
            <text:p>1442699652.10915</text:p>
          </table:table-cell>
          <table:table-cell office:value-type="float" office:value="65632" calcext:value-type="float">
            <text:p>65632</text:p>
          </table:table-cell>
          <table:table-cell table:formula="of:=[.B128]-[.B$2]" office:value-type="float" office:value="19.7657234668732" calcext:value-type="float">
            <text:p>19.7657234669</text:p>
          </table:table-cell>
          <table:table-cell table:formula="of:=[.C128]/([.D128]-[.D127])" office:value-type="float" office:value="867771.533091446" calcext:value-type="float">
            <text:p>867771.5330914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699652.18954" calcext:value-type="float">
            <text:p>1442699652.18954</text:p>
          </table:table-cell>
          <table:table-cell office:value-type="float" office:value="65632" calcext:value-type="float">
            <text:p>65632</text:p>
          </table:table-cell>
          <table:table-cell table:formula="of:=[.B129]-[.B$2]" office:value-type="float" office:value="19.8461186885834" calcext:value-type="float">
            <text:p>19.8461186886</text:p>
          </table:table-cell>
          <table:table-cell table:formula="of:=[.C129]/([.D129]-[.D128])" office:value-type="float" office:value="816366.92584267" calcext:value-type="float">
            <text:p>816366.925842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699652.24521" calcext:value-type="float">
            <text:p>1442699652.24521</text:p>
          </table:table-cell>
          <table:table-cell office:value-type="float" office:value="65632" calcext:value-type="float">
            <text:p>65632</text:p>
          </table:table-cell>
          <table:table-cell table:formula="of:=[.B130]-[.B$2]" office:value-type="float" office:value="19.9017870426178" calcext:value-type="float">
            <text:p>19.9017870426</text:p>
          </table:table-cell>
          <table:table-cell table:formula="of:=[.C130]/([.D130]-[.D129])" office:value-type="float" office:value="1178982.22676774" calcext:value-type="float">
            <text:p>1178982.2267677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699652.33027" calcext:value-type="float">
            <text:p>1442699652.33027</text:p>
          </table:table-cell>
          <table:table-cell office:value-type="float" office:value="65632" calcext:value-type="float">
            <text:p>65632</text:p>
          </table:table-cell>
          <table:table-cell table:formula="of:=[.B131]-[.B$2]" office:value-type="float" office:value="19.9868450164795" calcext:value-type="float">
            <text:p>19.9868450165</text:p>
          </table:table-cell>
          <table:table-cell table:formula="of:=[.C131]/([.D131]-[.D130])" office:value-type="float" office:value="771614.900052977" calcext:value-type="float">
            <text:p>771614.9000529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699652.40744" calcext:value-type="float">
            <text:p>1442699652.40744</text:p>
          </table:table-cell>
          <table:table-cell office:value-type="float" office:value="65632" calcext:value-type="float">
            <text:p>65632</text:p>
          </table:table-cell>
          <table:table-cell table:formula="of:=[.B132]-[.B$2]" office:value-type="float" office:value="20.0640180110931" calcext:value-type="float">
            <text:p>20.0640180111</text:p>
          </table:table-cell>
          <table:table-cell table:formula="of:=[.C132]/([.D132]-[.D131])" office:value-type="float" office:value="850452.937955494" calcext:value-type="float">
            <text:p>850452.93795549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699652.48228" calcext:value-type="float">
            <text:p>1442699652.48228</text:p>
          </table:table-cell>
          <table:table-cell office:value-type="float" office:value="65632" calcext:value-type="float">
            <text:p>65632</text:p>
          </table:table-cell>
          <table:table-cell table:formula="of:=[.B133]-[.B$2]" office:value-type="float" office:value="20.1388506889343" calcext:value-type="float">
            <text:p>20.1388506889</text:p>
          </table:table-cell>
          <table:table-cell table:formula="of:=[.C133]/([.D133]-[.D132])" office:value-type="float" office:value="877049.998655499" calcext:value-type="float">
            <text:p>877049.9986554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699652.56177" calcext:value-type="float">
            <text:p>1442699652.56177</text:p>
          </table:table-cell>
          <table:table-cell office:value-type="float" office:value="65632" calcext:value-type="float">
            <text:p>65632</text:p>
          </table:table-cell>
          <table:table-cell table:formula="of:=[.B134]-[.B$2]" office:value-type="float" office:value="20.2183439731598" calcext:value-type="float">
            <text:p>20.2183439732</text:p>
          </table:table-cell>
          <table:table-cell table:formula="of:=[.C134]/([.D134]-[.D133])" office:value-type="float" office:value="825629.493604144" calcext:value-type="float">
            <text:p>825629.49360414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699652.62879" calcext:value-type="float">
            <text:p>1442699652.62879</text:p>
          </table:table-cell>
          <table:table-cell office:value-type="float" office:value="65632" calcext:value-type="float">
            <text:p>65632</text:p>
          </table:table-cell>
          <table:table-cell table:formula="of:=[.B135]-[.B$2]" office:value-type="float" office:value="20.2853627204895" calcext:value-type="float">
            <text:p>20.2853627205</text:p>
          </table:table-cell>
          <table:table-cell table:formula="of:=[.C135]/([.D135]-[.D134])" office:value-type="float" office:value="979308.068488814" calcext:value-type="float">
            <text:p>979308.0684888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699652.70341" calcext:value-type="float">
            <text:p>1442699652.70341</text:p>
          </table:table-cell>
          <table:table-cell office:value-type="float" office:value="65632" calcext:value-type="float">
            <text:p>65632</text:p>
          </table:table-cell>
          <table:table-cell table:formula="of:=[.B136]-[.B$2]" office:value-type="float" office:value="20.3599843978882" calcext:value-type="float">
            <text:p>20.3599843979</text:p>
          </table:table-cell>
          <table:table-cell table:formula="of:=[.C136]/([.D136]-[.D135])" office:value-type="float" office:value="879529.947435348" calcext:value-type="float">
            <text:p>879529.9474353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699652.78056" calcext:value-type="float">
            <text:p>1442699652.78056</text:p>
          </table:table-cell>
          <table:table-cell office:value-type="float" office:value="65632" calcext:value-type="float">
            <text:p>65632</text:p>
          </table:table-cell>
          <table:table-cell table:formula="of:=[.B137]-[.B$2]" office:value-type="float" office:value="20.4371335506439" calcext:value-type="float">
            <text:p>20.4371335506</text:p>
          </table:table-cell>
          <table:table-cell table:formula="of:=[.C137]/([.D137]-[.D136])" office:value-type="float" office:value="850715.758445179" calcext:value-type="float">
            <text:p>850715.75844517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699652.8604" calcext:value-type="float">
            <text:p>1442699652.8604</text:p>
          </table:table-cell>
          <table:table-cell office:value-type="float" office:value="65632" calcext:value-type="float">
            <text:p>65632</text:p>
          </table:table-cell>
          <table:table-cell table:formula="of:=[.B138]-[.B$2]" office:value-type="float" office:value="20.5169777870178" calcext:value-type="float">
            <text:p>20.516977787</text:p>
          </table:table-cell>
          <table:table-cell table:formula="of:=[.C138]/([.D138]-[.D137])" office:value-type="float" office:value="822000.472177514" calcext:value-type="float">
            <text:p>822000.4721775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699652.91176" calcext:value-type="float">
            <text:p>1442699652.91176</text:p>
          </table:table-cell>
          <table:table-cell office:value-type="float" office:value="65632" calcext:value-type="float">
            <text:p>65632</text:p>
          </table:table-cell>
          <table:table-cell table:formula="of:=[.B139]-[.B$2]" office:value-type="float" office:value="20.5683319568634" calcext:value-type="float">
            <text:p>20.5683319569</text:p>
          </table:table-cell>
          <table:table-cell table:formula="of:=[.C139]/([.D139]-[.D138])" office:value-type="float" office:value="1278026.69573574" calcext:value-type="float">
            <text:p>1278026.6957357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699652.98911" calcext:value-type="float">
            <text:p>1442699652.98911</text:p>
          </table:table-cell>
          <table:table-cell office:value-type="float" office:value="65632" calcext:value-type="float">
            <text:p>65632</text:p>
          </table:table-cell>
          <table:table-cell table:formula="of:=[.B140]-[.B$2]" office:value-type="float" office:value="20.6456816196442" calcext:value-type="float">
            <text:p>20.6456816196</text:p>
          </table:table-cell>
          <table:table-cell table:formula="of:=[.C140]/([.D140]-[.D139])" office:value-type="float" office:value="848510.486542468" calcext:value-type="float">
            <text:p>848510.4865424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699653.03795" calcext:value-type="float">
            <text:p>1442699653.03795</text:p>
          </table:table-cell>
          <table:table-cell office:value-type="float" office:value="65632" calcext:value-type="float">
            <text:p>65632</text:p>
          </table:table-cell>
          <table:table-cell table:formula="of:=[.B141]-[.B$2]" office:value-type="float" office:value="20.6945207118988" calcext:value-type="float">
            <text:p>20.6945207119</text:p>
          </table:table-cell>
          <table:table-cell table:formula="of:=[.C141]/([.D141]-[.D140])" office:value-type="float" office:value="1343841.52059596" calcext:value-type="float">
            <text:p>1343841.520595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699653.11277" calcext:value-type="float">
            <text:p>1442699653.11277</text:p>
          </table:table-cell>
          <table:table-cell office:value-type="float" office:value="65632" calcext:value-type="float">
            <text:p>65632</text:p>
          </table:table-cell>
          <table:table-cell table:formula="of:=[.B142]-[.B$2]" office:value-type="float" office:value="20.7693483829498" calcext:value-type="float">
            <text:p>20.7693483829</text:p>
          </table:table-cell>
          <table:table-cell table:formula="of:=[.C142]/([.D142]-[.D141])" office:value-type="float" office:value="877108.682899474" calcext:value-type="float">
            <text:p>877108.6828994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699653.16431" calcext:value-type="float">
            <text:p>1442699653.16431</text:p>
          </table:table-cell>
          <table:table-cell office:value-type="float" office:value="65632" calcext:value-type="float">
            <text:p>65632</text:p>
          </table:table-cell>
          <table:table-cell table:formula="of:=[.B143]-[.B$2]" office:value-type="float" office:value="20.8208847045898" calcext:value-type="float">
            <text:p>20.8208847046</text:p>
          </table:table-cell>
          <table:table-cell table:formula="of:=[.C143]/([.D143]-[.D142])" office:value-type="float" office:value="1273509.59306807" calcext:value-type="float">
            <text:p>1273509.593068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699653.23889" calcext:value-type="float">
            <text:p>1442699653.23889</text:p>
          </table:table-cell>
          <table:table-cell office:value-type="float" office:value="65632" calcext:value-type="float">
            <text:p>65632</text:p>
          </table:table-cell>
          <table:table-cell table:formula="of:=[.B144]-[.B$2]" office:value-type="float" office:value="20.8954682350159" calcext:value-type="float">
            <text:p>20.895468235</text:p>
          </table:table-cell>
          <table:table-cell table:formula="of:=[.C144]/([.D144]-[.D143])" office:value-type="float" office:value="879979.797484864" calcext:value-type="float">
            <text:p>879979.79748486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699653.31373" calcext:value-type="float">
            <text:p>1442699653.31373</text:p>
          </table:table-cell>
          <table:table-cell office:value-type="float" office:value="65632" calcext:value-type="float">
            <text:p>65632</text:p>
          </table:table-cell>
          <table:table-cell table:formula="of:=[.B145]-[.B$2]" office:value-type="float" office:value="20.9703054428101" calcext:value-type="float">
            <text:p>20.9703054428</text:p>
          </table:table-cell>
          <table:table-cell table:formula="of:=[.C145]/([.D145]-[.D144])" office:value-type="float" office:value="876996.910153238" calcext:value-type="float">
            <text:p>876996.9101532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699653.39078" calcext:value-type="float">
            <text:p>1442699653.39078</text:p>
          </table:table-cell>
          <table:table-cell office:value-type="float" office:value="65632" calcext:value-type="float">
            <text:p>65632</text:p>
          </table:table-cell>
          <table:table-cell table:formula="of:=[.B146]-[.B$2]" office:value-type="float" office:value="21.0473568439484" calcext:value-type="float">
            <text:p>21.0473568439</text:p>
          </table:table-cell>
          <table:table-cell table:formula="of:=[.C146]/([.D146]-[.D145])" office:value-type="float" office:value="851795.022937895" calcext:value-type="float">
            <text:p>851795.0229378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699653.46453" calcext:value-type="float">
            <text:p>1442699653.46453</text:p>
          </table:table-cell>
          <table:table-cell office:value-type="float" office:value="65632" calcext:value-type="float">
            <text:p>65632</text:p>
          </table:table-cell>
          <table:table-cell table:formula="of:=[.B147]-[.B$2]" office:value-type="float" office:value="21.1211035251617" calcext:value-type="float">
            <text:p>21.1211035252</text:p>
          </table:table-cell>
          <table:table-cell table:formula="of:=[.C147]/([.D147]-[.D146])" office:value-type="float" office:value="889965.472617" calcext:value-type="float">
            <text:p>889965.4726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699653.51301" calcext:value-type="float">
            <text:p>1442699653.51301</text:p>
          </table:table-cell>
          <table:table-cell office:value-type="float" office:value="65632" calcext:value-type="float">
            <text:p>65632</text:p>
          </table:table-cell>
          <table:table-cell table:formula="of:=[.B148]-[.B$2]" office:value-type="float" office:value="21.1695885658264" calcext:value-type="float">
            <text:p>21.1695885658</text:p>
          </table:table-cell>
          <table:table-cell table:formula="of:=[.C148]/([.D148]-[.D147])" office:value-type="float" office:value="1353654.63450711" calcext:value-type="float">
            <text:p>1353654.634507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699653.5856" calcext:value-type="float">
            <text:p>1442699653.5856</text:p>
          </table:table-cell>
          <table:table-cell office:value-type="float" office:value="65632" calcext:value-type="float">
            <text:p>65632</text:p>
          </table:table-cell>
          <table:table-cell table:formula="of:=[.B149]-[.B$2]" office:value-type="float" office:value="21.2421700954437" calcext:value-type="float">
            <text:p>21.2421700954</text:p>
          </table:table-cell>
          <table:table-cell table:formula="of:=[.C149]/([.D149]-[.D148])" office:value-type="float" office:value="904252.092041166" calcext:value-type="float">
            <text:p>904252.09204116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699653.66191" calcext:value-type="float">
            <text:p>1442699653.66191</text:p>
          </table:table-cell>
          <table:table-cell office:value-type="float" office:value="65632" calcext:value-type="float">
            <text:p>65632</text:p>
          </table:table-cell>
          <table:table-cell table:formula="of:=[.B150]-[.B$2]" office:value-type="float" office:value="21.3184807300568" calcext:value-type="float">
            <text:p>21.3184807301</text:p>
          </table:table-cell>
          <table:table-cell table:formula="of:=[.C150]/([.D150]-[.D149])" office:value-type="float" office:value="860063.611484988" calcext:value-type="float">
            <text:p>860063.6114849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699653.71875" calcext:value-type="float">
            <text:p>1442699653.71875</text:p>
          </table:table-cell>
          <table:table-cell office:value-type="float" office:value="65632" calcext:value-type="float">
            <text:p>65632</text:p>
          </table:table-cell>
          <table:table-cell table:formula="of:=[.B151]-[.B$2]" office:value-type="float" office:value="21.3753218650818" calcext:value-type="float">
            <text:p>21.3753218651</text:p>
          </table:table-cell>
          <table:table-cell table:formula="of:=[.C151]/([.D151]-[.D150])" office:value-type="float" office:value="1154656.74587788" calcext:value-type="float">
            <text:p>1154656.745877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699653.79122" calcext:value-type="float">
            <text:p>1442699653.79122</text:p>
          </table:table-cell>
          <table:table-cell office:value-type="float" office:value="65632" calcext:value-type="float">
            <text:p>65632</text:p>
          </table:table-cell>
          <table:table-cell table:formula="of:=[.B152]-[.B$2]" office:value-type="float" office:value="21.4477934837341" calcext:value-type="float">
            <text:p>21.4477934837</text:p>
          </table:table-cell>
          <table:table-cell table:formula="of:=[.C152]/([.D152]-[.D151])" office:value-type="float" office:value="905623.487103906" calcext:value-type="float">
            <text:p>905623.4871039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699653.86287" calcext:value-type="float">
            <text:p>1442699653.86287</text:p>
          </table:table-cell>
          <table:table-cell office:value-type="float" office:value="65632" calcext:value-type="float">
            <text:p>65632</text:p>
          </table:table-cell>
          <table:table-cell table:formula="of:=[.B153]-[.B$2]" office:value-type="float" office:value="21.5194454193115" calcext:value-type="float">
            <text:p>21.5194454193</text:p>
          </table:table-cell>
          <table:table-cell table:formula="of:=[.C153]/([.D153]-[.D152])" office:value-type="float" office:value="915983.629348152" calcext:value-type="float">
            <text:p>915983.62934815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699653.93648" calcext:value-type="float">
            <text:p>1442699653.93648</text:p>
          </table:table-cell>
          <table:table-cell office:value-type="float" office:value="65632" calcext:value-type="float">
            <text:p>65632</text:p>
          </table:table-cell>
          <table:table-cell table:formula="of:=[.B154]-[.B$2]" office:value-type="float" office:value="21.5930540561676" calcext:value-type="float">
            <text:p>21.5930540562</text:p>
          </table:table-cell>
          <table:table-cell table:formula="of:=[.C154]/([.D154]-[.D153])" office:value-type="float" office:value="891634.498385357" calcext:value-type="float">
            <text:p>891634.49838535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699654.00911" calcext:value-type="float">
            <text:p>1442699654.00911</text:p>
          </table:table-cell>
          <table:table-cell office:value-type="float" office:value="65632" calcext:value-type="float">
            <text:p>65632</text:p>
          </table:table-cell>
          <table:table-cell table:formula="of:=[.B155]-[.B$2]" office:value-type="float" office:value="21.6656882762909" calcext:value-type="float">
            <text:p>21.6656882763</text:p>
          </table:table-cell>
          <table:table-cell table:formula="of:=[.C155]/([.D155]-[.D154])" office:value-type="float" office:value="903596.127122928" calcext:value-type="float">
            <text:p>903596.1271229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699654.05747" calcext:value-type="float">
            <text:p>1442699654.05747</text:p>
          </table:table-cell>
          <table:table-cell office:value-type="float" office:value="65632" calcext:value-type="float">
            <text:p>65632</text:p>
          </table:table-cell>
          <table:table-cell table:formula="of:=[.B156]-[.B$2]" office:value-type="float" office:value="21.7140467166901" calcext:value-type="float">
            <text:p>21.7140467167</text:p>
          </table:table-cell>
          <table:table-cell table:formula="of:=[.C156]/([.D156]-[.D155])" office:value-type="float" office:value="1357198.44267613" calcext:value-type="float">
            <text:p>1357198.442676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699654.10588" calcext:value-type="float">
            <text:p>1442699654.10588</text:p>
          </table:table-cell>
          <table:table-cell office:value-type="float" office:value="65632" calcext:value-type="float">
            <text:p>65632</text:p>
          </table:table-cell>
          <table:table-cell table:formula="of:=[.B157]-[.B$2]" office:value-type="float" office:value="21.7624554634094" calcext:value-type="float">
            <text:p>21.7624554634</text:p>
          </table:table-cell>
          <table:table-cell table:formula="of:=[.C157]/([.D157]-[.D156])" office:value-type="float" office:value="1355788.0434395" calcext:value-type="float">
            <text:p>1355788.043439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699654.18562" calcext:value-type="float">
            <text:p>1442699654.18562</text:p>
          </table:table-cell>
          <table:table-cell office:value-type="float" office:value="65632" calcext:value-type="float">
            <text:p>65632</text:p>
          </table:table-cell>
          <table:table-cell table:formula="of:=[.B158]-[.B$2]" office:value-type="float" office:value="21.8421943187714" calcext:value-type="float">
            <text:p>21.8421943188</text:p>
          </table:table-cell>
          <table:table-cell table:formula="of:=[.C158]/([.D158]-[.D157])" office:value-type="float" office:value="823086.80883483" calcext:value-type="float">
            <text:p>823086.8088348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699654.28608" calcext:value-type="float">
            <text:p>1442699654.28608</text:p>
          </table:table-cell>
          <table:table-cell office:value-type="float" office:value="65632" calcext:value-type="float">
            <text:p>65632</text:p>
          </table:table-cell>
          <table:table-cell table:formula="of:=[.B159]-[.B$2]" office:value-type="float" office:value="21.9426505565643" calcext:value-type="float">
            <text:p>21.9426505566</text:p>
          </table:table-cell>
          <table:table-cell table:formula="of:=[.C159]/([.D159]-[.D158])" office:value-type="float" office:value="653339.219564062" calcext:value-type="float">
            <text:p>653339.21956406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699654.35884" calcext:value-type="float">
            <text:p>1442699654.35884</text:p>
          </table:table-cell>
          <table:table-cell office:value-type="float" office:value="65632" calcext:value-type="float">
            <text:p>65632</text:p>
          </table:table-cell>
          <table:table-cell table:formula="of:=[.B160]-[.B$2]" office:value-type="float" office:value="22.0154113769531" calcext:value-type="float">
            <text:p>22.015411377</text:p>
          </table:table-cell>
          <table:table-cell table:formula="of:=[.C160]/([.D160]-[.D159])" office:value-type="float" office:value="902023.91409688" calcext:value-type="float">
            <text:p>902023.9140968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699654.4593" calcext:value-type="float">
            <text:p>1442699654.4593</text:p>
          </table:table-cell>
          <table:table-cell office:value-type="float" office:value="65632" calcext:value-type="float">
            <text:p>65632</text:p>
          </table:table-cell>
          <table:table-cell table:formula="of:=[.B161]-[.B$2]" office:value-type="float" office:value="22.1158781051636" calcext:value-type="float">
            <text:p>22.1158781052</text:p>
          </table:table-cell>
          <table:table-cell table:formula="of:=[.C161]/([.D161]-[.D160])" office:value-type="float" office:value="653270.999952538" calcext:value-type="float">
            <text:p>653270.99995253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699654.5106" calcext:value-type="float">
            <text:p>1442699654.5106</text:p>
          </table:table-cell>
          <table:table-cell office:value-type="float" office:value="65632" calcext:value-type="float">
            <text:p>65632</text:p>
          </table:table-cell>
          <table:table-cell table:formula="of:=[.B162]-[.B$2]" office:value-type="float" office:value="22.1671721935272" calcext:value-type="float">
            <text:p>22.1671721935</text:p>
          </table:table-cell>
          <table:table-cell table:formula="of:=[.C162]/([.D162]-[.D161])" office:value-type="float" office:value="1279523.66624989" calcext:value-type="float">
            <text:p>1279523.6662498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699654.58768" calcext:value-type="float">
            <text:p>1442699654.58768</text:p>
          </table:table-cell>
          <table:table-cell office:value-type="float" office:value="65632" calcext:value-type="float">
            <text:p>65632</text:p>
          </table:table-cell>
          <table:table-cell table:formula="of:=[.B163]-[.B$2]" office:value-type="float" office:value="22.2442493438721" calcext:value-type="float">
            <text:p>22.2442493439</text:p>
          </table:table-cell>
          <table:table-cell table:formula="of:=[.C163]/([.D163]-[.D162])" office:value-type="float" office:value="851510.463300184" calcext:value-type="float">
            <text:p>851510.46330018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699654.68816" calcext:value-type="float">
            <text:p>1442699654.68816</text:p>
          </table:table-cell>
          <table:table-cell office:value-type="float" office:value="65632" calcext:value-type="float">
            <text:p>65632</text:p>
          </table:table-cell>
          <table:table-cell table:formula="of:=[.B164]-[.B$2]" office:value-type="float" office:value="22.3447377681732" calcext:value-type="float">
            <text:p>22.3447377682</text:p>
          </table:table-cell>
          <table:table-cell table:formula="of:=[.C164]/([.D164]-[.D163])" office:value-type="float" office:value="653129.95458374" calcext:value-type="float">
            <text:p>653129.9545837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699654.76084" calcext:value-type="float">
            <text:p>1442699654.76084</text:p>
          </table:table-cell>
          <table:table-cell office:value-type="float" office:value="65632" calcext:value-type="float">
            <text:p>65632</text:p>
          </table:table-cell>
          <table:table-cell table:formula="of:=[.B165]-[.B$2]" office:value-type="float" office:value="22.4174122810364" calcext:value-type="float">
            <text:p>22.417412281</text:p>
          </table:table-cell>
          <table:table-cell table:formula="of:=[.C165]/([.D165]-[.D164])" office:value-type="float" office:value="903095.148688238" calcext:value-type="float">
            <text:p>903095.1486882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699654.81202" calcext:value-type="float">
            <text:p>1442699654.81202</text:p>
          </table:table-cell>
          <table:table-cell office:value-type="float" office:value="65632" calcext:value-type="float">
            <text:p>65632</text:p>
          </table:table-cell>
          <table:table-cell table:formula="of:=[.B166]-[.B$2]" office:value-type="float" office:value="22.4685921669006" calcext:value-type="float">
            <text:p>22.4685921669</text:p>
          </table:table-cell>
          <table:table-cell table:formula="of:=[.C166]/([.D166]-[.D165])" office:value-type="float" office:value="1282378.78791041" calcext:value-type="float">
            <text:p>1282378.7879104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699654.8891" calcext:value-type="float">
            <text:p>1442699654.8891</text:p>
          </table:table-cell>
          <table:table-cell office:value-type="float" office:value="65632" calcext:value-type="float">
            <text:p>65632</text:p>
          </table:table-cell>
          <table:table-cell table:formula="of:=[.B167]-[.B$2]" office:value-type="float" office:value="22.5456702709198" calcext:value-type="float">
            <text:p>22.5456702709</text:p>
          </table:table-cell>
          <table:table-cell table:formula="of:=[.C167]/([.D167]-[.D166])" office:value-type="float" office:value="851499.927705551" calcext:value-type="float">
            <text:p>851499.92770555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699660.21999" calcext:value-type="float">
            <text:p>1442699660.21999</text:p>
          </table:table-cell>
          <table:table-cell office:value-type="float" office:value="65632" calcext:value-type="float">
            <text:p>65632</text:p>
          </table:table-cell>
          <table:table-cell table:formula="of:=[.B168]-[.B$2]" office:value-type="float" office:value="27.8765618801117" calcext:value-type="float">
            <text:p>27.8765618801</text:p>
          </table:table-cell>
          <table:table-cell table:formula="of:=[.C168]/([.D168]-[.D167])" office:value-type="float" office:value="12311.6365537864" calcext:value-type="float">
            <text:p>12311.636553786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699661.39098" calcext:value-type="float">
            <text:p>1442699661.39098</text:p>
          </table:table-cell>
          <table:table-cell office:value-type="float" office:value="65632" calcext:value-type="float">
            <text:p>65632</text:p>
          </table:table-cell>
          <table:table-cell table:formula="of:=[.B169]-[.B$2]" office:value-type="float" office:value="29.0475497245789" calcext:value-type="float">
            <text:p>29.0475497246</text:p>
          </table:table-cell>
          <table:table-cell table:formula="of:=[.C169]/([.D169]-[.D168])" office:value-type="float" office:value="56048.4041829355" calcext:value-type="float">
            <text:p>56048.404182935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699661.47309" calcext:value-type="float">
            <text:p>1442699661.47309</text:p>
          </table:table-cell>
          <table:table-cell office:value-type="float" office:value="65632" calcext:value-type="float">
            <text:p>65632</text:p>
          </table:table-cell>
          <table:table-cell table:formula="of:=[.B170]-[.B$2]" office:value-type="float" office:value="29.1296610832214" calcext:value-type="float">
            <text:p>29.1296610832</text:p>
          </table:table-cell>
          <table:table-cell table:formula="of:=[.C170]/([.D170]-[.D169])" office:value-type="float" office:value="799304.762276423" calcext:value-type="float">
            <text:p>799304.76227642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699661.89756" calcext:value-type="float">
            <text:p>1442699661.89756</text:p>
          </table:table-cell>
          <table:table-cell office:value-type="float" office:value="65632" calcext:value-type="float">
            <text:p>65632</text:p>
          </table:table-cell>
          <table:table-cell table:formula="of:=[.B171]-[.B$2]" office:value-type="float" office:value="29.5541369915009" calcext:value-type="float">
            <text:p>29.5541369915</text:p>
          </table:table-cell>
          <table:table-cell table:formula="of:=[.C171]/([.D171]-[.D170])" office:value-type="float" office:value="154618.904677145" calcext:value-type="float">
            <text:p>154618.90467714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699661.99799" calcext:value-type="float">
            <text:p>1442699661.99799</text:p>
          </table:table-cell>
          <table:table-cell office:value-type="float" office:value="65632" calcext:value-type="float">
            <text:p>65632</text:p>
          </table:table-cell>
          <table:table-cell table:formula="of:=[.B172]-[.B$2]" office:value-type="float" office:value="29.65456366539" calcext:value-type="float">
            <text:p>29.6545636654</text:p>
          </table:table-cell>
          <table:table-cell table:formula="of:=[.C172]/([.D172]-[.D171])" office:value-type="float" office:value="653531.551512274" calcext:value-type="float">
            <text:p>653531.55151227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699662.27576" calcext:value-type="float">
            <text:p>1442699662.27576</text:p>
          </table:table-cell>
          <table:table-cell office:value-type="float" office:value="65632" calcext:value-type="float">
            <text:p>65632</text:p>
          </table:table-cell>
          <table:table-cell table:formula="of:=[.B173]-[.B$2]" office:value-type="float" office:value="29.9323318004608" calcext:value-type="float">
            <text:p>29.9323318005</text:p>
          </table:table-cell>
          <table:table-cell table:formula="of:=[.C173]/([.D173]-[.D172])" office:value-type="float" office:value="236283.402281802" calcext:value-type="float">
            <text:p>236283.40228180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699662.369" calcext:value-type="float">
            <text:p>1442699662.369</text:p>
          </table:table-cell>
          <table:table-cell office:value-type="float" office:value="65632" calcext:value-type="float">
            <text:p>65632</text:p>
          </table:table-cell>
          <table:table-cell table:formula="of:=[.B174]-[.B$2]" office:value-type="float" office:value="30.0255782604218" calcext:value-type="float">
            <text:p>30.0255782604</text:p>
          </table:table-cell>
          <table:table-cell table:formula="of:=[.C174]/([.D174]-[.D173])" office:value-type="float" office:value="703855.13860252" calcext:value-type="float">
            <text:p>703855.138602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699662.42581" calcext:value-type="float">
            <text:p>1442699662.42581</text:p>
          </table:table-cell>
          <table:table-cell office:value-type="float" office:value="65632" calcext:value-type="float">
            <text:p>65632</text:p>
          </table:table-cell>
          <table:table-cell table:formula="of:=[.B175]-[.B$2]" office:value-type="float" office:value="30.0823843479156" calcext:value-type="float">
            <text:p>30.0823843479</text:p>
          </table:table-cell>
          <table:table-cell table:formula="of:=[.C175]/([.D175]-[.D174])" office:value-type="float" office:value="1155369.13199755" calcext:value-type="float">
            <text:p>1155369.131997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699662.8477" calcext:value-type="float">
            <text:p>1442699662.8477</text:p>
          </table:table-cell>
          <table:table-cell office:value-type="float" office:value="65632" calcext:value-type="float">
            <text:p>65632</text:p>
          </table:table-cell>
          <table:table-cell table:formula="of:=[.B176]-[.B$2]" office:value-type="float" office:value="30.5042748451233" calcext:value-type="float">
            <text:p>30.5042748451</text:p>
          </table:table-cell>
          <table:table-cell table:formula="of:=[.C176]/([.D176]-[.D175])" office:value-type="float" office:value="155566.433551827" calcext:value-type="float">
            <text:p>155566.43355182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699662.9203" calcext:value-type="float">
            <text:p>1442699662.9203</text:p>
          </table:table-cell>
          <table:table-cell office:value-type="float" office:value="65632" calcext:value-type="float">
            <text:p>65632</text:p>
          </table:table-cell>
          <table:table-cell table:formula="of:=[.B177]-[.B$2]" office:value-type="float" office:value="30.5768768787384" calcext:value-type="float">
            <text:p>30.5768768787</text:p>
          </table:table-cell>
          <table:table-cell table:formula="of:=[.C177]/([.D177]-[.D176])" office:value-type="float" office:value="903996.71650986" calcext:value-type="float">
            <text:p>903996.7165098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699663.1803" calcext:value-type="float">
            <text:p>1442699663.1803</text:p>
          </table:table-cell>
          <table:table-cell office:value-type="float" office:value="65632" calcext:value-type="float">
            <text:p>65632</text:p>
          </table:table-cell>
          <table:table-cell table:formula="of:=[.B178]-[.B$2]" office:value-type="float" office:value="30.8368744850159" calcext:value-type="float">
            <text:p>30.836874485</text:p>
          </table:table-cell>
          <table:table-cell table:formula="of:=[.C178]/([.D178]-[.D177])" office:value-type="float" office:value="252433.09328763" calcext:value-type="float">
            <text:p>252433.0932876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699663.48666" calcext:value-type="float">
            <text:p>1442699663.48666</text:p>
          </table:table-cell>
          <table:table-cell office:value-type="float" office:value="65632" calcext:value-type="float">
            <text:p>65632</text:p>
          </table:table-cell>
          <table:table-cell table:formula="of:=[.B179]-[.B$2]" office:value-type="float" office:value="31.1432383060455" calcext:value-type="float">
            <text:p>31.143238306</text:p>
          </table:table-cell>
          <table:table-cell table:formula="of:=[.C179]/([.D179]-[.D178])" office:value-type="float" office:value="214228.950988457" calcext:value-type="float">
            <text:p>214228.95098845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699663.55966" calcext:value-type="float">
            <text:p>1442699663.55966</text:p>
          </table:table-cell>
          <table:table-cell office:value-type="float" office:value="65632" calcext:value-type="float">
            <text:p>65632</text:p>
          </table:table-cell>
          <table:table-cell table:formula="of:=[.B180]-[.B$2]" office:value-type="float" office:value="31.2162303924561" calcext:value-type="float">
            <text:p>31.2162303925</text:p>
          </table:table-cell>
          <table:table-cell table:formula="of:=[.C180]/([.D180]-[.D179])" office:value-type="float" office:value="899165.967538894" calcext:value-type="float">
            <text:p>899165.96753889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699663.68751" calcext:value-type="float">
            <text:p>1442699663.68751</text:p>
          </table:table-cell>
          <table:table-cell office:value-type="float" office:value="65632" calcext:value-type="float">
            <text:p>65632</text:p>
          </table:table-cell>
          <table:table-cell table:formula="of:=[.B181]-[.B$2]" office:value-type="float" office:value="31.3440871238708" calcext:value-type="float">
            <text:p>31.3440871239</text:p>
          </table:table-cell>
          <table:table-cell table:formula="of:=[.C181]/([.D181]-[.D180])" office:value-type="float" office:value="513324.556898577" calcext:value-type="float">
            <text:p>513324.55689857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699663.75745" calcext:value-type="float">
            <text:p>1442699663.75745</text:p>
          </table:table-cell>
          <table:table-cell office:value-type="float" office:value="65632" calcext:value-type="float">
            <text:p>65632</text:p>
          </table:table-cell>
          <table:table-cell table:formula="of:=[.B182]-[.B$2]" office:value-type="float" office:value="31.4140214920044" calcext:value-type="float">
            <text:p>31.414021492</text:p>
          </table:table-cell>
          <table:table-cell table:formula="of:=[.C182]/([.D182]-[.D181])" office:value-type="float" office:value="938479.916979743" calcext:value-type="float">
            <text:p>938479.91697974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699663.83629" calcext:value-type="float">
            <text:p>1442699663.83629</text:p>
          </table:table-cell>
          <table:table-cell office:value-type="float" office:value="65632" calcext:value-type="float">
            <text:p>65632</text:p>
          </table:table-cell>
          <table:table-cell table:formula="of:=[.B183]-[.B$2]" office:value-type="float" office:value="31.4928684234619" calcext:value-type="float">
            <text:p>31.4928684235</text:p>
          </table:table-cell>
          <table:table-cell table:formula="of:=[.C183]/([.D183]-[.D182])" office:value-type="float" office:value="832397.644229955" calcext:value-type="float">
            <text:p>832397.64422995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699663.88843" calcext:value-type="float">
            <text:p>1442699663.88843</text:p>
          </table:table-cell>
          <table:table-cell office:value-type="float" office:value="65632" calcext:value-type="float">
            <text:p>65632</text:p>
          </table:table-cell>
          <table:table-cell table:formula="of:=[.B184]-[.B$2]" office:value-type="float" office:value="31.5449998378754" calcext:value-type="float">
            <text:p>31.5449998379</text:p>
          </table:table-cell>
          <table:table-cell table:formula="of:=[.C184]/([.D184]-[.D183])" office:value-type="float" office:value="1258972.1713567" calcext:value-type="float">
            <text:p>1258972.171356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699663.95847" calcext:value-type="float">
            <text:p>1442699663.95847</text:p>
          </table:table-cell>
          <table:table-cell office:value-type="float" office:value="65632" calcext:value-type="float">
            <text:p>65632</text:p>
          </table:table-cell>
          <table:table-cell table:formula="of:=[.B185]-[.B$2]" office:value-type="float" office:value="31.6150436401367" calcext:value-type="float">
            <text:p>31.6150436401</text:p>
          </table:table-cell>
          <table:table-cell table:formula="of:=[.C185]/([.D185]-[.D184])" office:value-type="float" office:value="937013.666892455" calcext:value-type="float">
            <text:p>937013.6668924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699664.03738" calcext:value-type="float">
            <text:p>1442699664.03738</text:p>
          </table:table-cell>
          <table:table-cell office:value-type="float" office:value="65632" calcext:value-type="float">
            <text:p>65632</text:p>
          </table:table-cell>
          <table:table-cell table:formula="of:=[.B186]-[.B$2]" office:value-type="float" office:value="31.6939494609833" calcext:value-type="float">
            <text:p>31.693949461</text:p>
          </table:table-cell>
          <table:table-cell table:formula="of:=[.C186]/([.D186]-[.D185])" office:value-type="float" office:value="831776.405033917" calcext:value-type="float">
            <text:p>831776.40503391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699664.08935" calcext:value-type="float">
            <text:p>1442699664.08935</text:p>
          </table:table-cell>
          <table:table-cell office:value-type="float" office:value="65632" calcext:value-type="float">
            <text:p>65632</text:p>
          </table:table-cell>
          <table:table-cell table:formula="of:=[.B187]-[.B$2]" office:value-type="float" office:value="31.7459242343903" calcext:value-type="float">
            <text:p>31.7459242344</text:p>
          </table:table-cell>
          <table:table-cell table:formula="of:=[.C187]/([.D187]-[.D186])" office:value-type="float" office:value="1262766.44798576" calcext:value-type="float">
            <text:p>1262766.4479857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699664.1899" calcext:value-type="float">
            <text:p>1442699664.1899</text:p>
          </table:table-cell>
          <table:table-cell office:value-type="float" office:value="65632" calcext:value-type="float">
            <text:p>65632</text:p>
          </table:table-cell>
          <table:table-cell table:formula="of:=[.B188]-[.B$2]" office:value-type="float" office:value="31.8464787006378" calcext:value-type="float">
            <text:p>31.8464787006</text:p>
          </table:table-cell>
          <table:table-cell table:formula="of:=[.C188]/([.D188]-[.D187])" office:value-type="float" office:value="652700.993294701" calcext:value-type="float">
            <text:p>652700.99329470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699664.24637" calcext:value-type="float">
            <text:p>1442699664.24637</text:p>
          </table:table-cell>
          <table:table-cell office:value-type="float" office:value="65632" calcext:value-type="float">
            <text:p>65632</text:p>
          </table:table-cell>
          <table:table-cell table:formula="of:=[.B189]-[.B$2]" office:value-type="float" office:value="31.9029417037964" calcext:value-type="float">
            <text:p>31.9029417038</text:p>
          </table:table-cell>
          <table:table-cell table:formula="of:=[.C189]/([.D189]-[.D188])" office:value-type="float" office:value="1162389.46440168" calcext:value-type="float">
            <text:p>1162389.4644016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699664.33858" calcext:value-type="float">
            <text:p>1442699664.33858</text:p>
          </table:table-cell>
          <table:table-cell office:value-type="float" office:value="65632" calcext:value-type="float">
            <text:p>65632</text:p>
          </table:table-cell>
          <table:table-cell table:formula="of:=[.B190]-[.B$2]" office:value-type="float" office:value="31.9951493740082" calcext:value-type="float">
            <text:p>31.995149374</text:p>
          </table:table-cell>
          <table:table-cell table:formula="of:=[.C190]/([.D190]-[.D189])" office:value-type="float" office:value="711784.603702162" calcext:value-type="float">
            <text:p>711784.60370216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699664.43902" calcext:value-type="float">
            <text:p>1442699664.43902</text:p>
          </table:table-cell>
          <table:table-cell office:value-type="float" office:value="65632" calcext:value-type="float">
            <text:p>65632</text:p>
          </table:table-cell>
          <table:table-cell table:formula="of:=[.B191]-[.B$2]" office:value-type="float" office:value="32.0955984592438" calcext:value-type="float">
            <text:p>32.0955984592</text:p>
          </table:table-cell>
          <table:table-cell table:formula="of:=[.C191]/([.D191]-[.D190])" office:value-type="float" office:value="653385.741105209" calcext:value-type="float">
            <text:p>653385.74110520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699664.49148" calcext:value-type="float">
            <text:p>1442699664.49148</text:p>
          </table:table-cell>
          <table:table-cell office:value-type="float" office:value="65632" calcext:value-type="float">
            <text:p>65632</text:p>
          </table:table-cell>
          <table:table-cell table:formula="of:=[.B192]-[.B$2]" office:value-type="float" office:value="32.148051738739" calcext:value-type="float">
            <text:p>32.1480517387</text:p>
          </table:table-cell>
          <table:table-cell table:formula="of:=[.C192]/([.D192]-[.D191])" office:value-type="float" office:value="1251246.835881" calcext:value-type="float">
            <text:p>1251246.83588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699664.59194" calcext:value-type="float">
            <text:p>1442699664.59194</text:p>
          </table:table-cell>
          <table:table-cell office:value-type="float" office:value="65632" calcext:value-type="float">
            <text:p>65632</text:p>
          </table:table-cell>
          <table:table-cell table:formula="of:=[.B193]-[.B$2]" office:value-type="float" office:value="32.2485156059265" calcext:value-type="float">
            <text:p>32.2485156059</text:p>
          </table:table-cell>
          <table:table-cell table:formula="of:=[.C193]/([.D193]-[.D192])" office:value-type="float" office:value="653289.603888214" calcext:value-type="float">
            <text:p>653289.6038882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699664.64005" calcext:value-type="float">
            <text:p>1442699664.64005</text:p>
          </table:table-cell>
          <table:table-cell office:value-type="float" office:value="65632" calcext:value-type="float">
            <text:p>65632</text:p>
          </table:table-cell>
          <table:table-cell table:formula="of:=[.B194]-[.B$2]" office:value-type="float" office:value="32.296623468399" calcext:value-type="float">
            <text:p>32.2966234684</text:p>
          </table:table-cell>
          <table:table-cell table:formula="of:=[.C194]/([.D194]-[.D193])" office:value-type="float" office:value="1364267.63998236" calcext:value-type="float">
            <text:p>1364267.6399823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699664.72724" calcext:value-type="float">
            <text:p>1442699664.72724</text:p>
          </table:table-cell>
          <table:table-cell office:value-type="float" office:value="65632" calcext:value-type="float">
            <text:p>65632</text:p>
          </table:table-cell>
          <table:table-cell table:formula="of:=[.B195]-[.B$2]" office:value-type="float" office:value="32.3838102817535" calcext:value-type="float">
            <text:p>32.3838102818</text:p>
          </table:table-cell>
          <table:table-cell table:formula="of:=[.C195]/([.D195]-[.D194])" office:value-type="float" office:value="752774.387259084" calcext:value-type="float">
            <text:p>752774.38725908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699664.82768" calcext:value-type="float">
            <text:p>1442699664.82768</text:p>
          </table:table-cell>
          <table:table-cell office:value-type="float" office:value="65632" calcext:value-type="float">
            <text:p>65632</text:p>
          </table:table-cell>
          <table:table-cell table:formula="of:=[.B196]-[.B$2]" office:value-type="float" office:value="32.4842517375946" calcext:value-type="float">
            <text:p>32.4842517376</text:p>
          </table:table-cell>
          <table:table-cell table:formula="of:=[.C196]/([.D196]-[.D195])" office:value-type="float" office:value="653435.371385438" calcext:value-type="float">
            <text:p>653435.37138543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699664.9163" calcext:value-type="float">
            <text:p>1442699664.9163</text:p>
          </table:table-cell>
          <table:table-cell office:value-type="float" office:value="65632" calcext:value-type="float">
            <text:p>65632</text:p>
          </table:table-cell>
          <table:table-cell table:formula="of:=[.B197]-[.B$2]" office:value-type="float" office:value="32.5728704929352" calcext:value-type="float">
            <text:p>32.5728704929</text:p>
          </table:table-cell>
          <table:table-cell table:formula="of:=[.C197]/([.D197]-[.D196])" office:value-type="float" office:value="740610.71776246" calcext:value-type="float">
            <text:p>740610.7177624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699664.99722" calcext:value-type="float">
            <text:p>1442699664.99722</text:p>
          </table:table-cell>
          <table:table-cell office:value-type="float" office:value="65632" calcext:value-type="float">
            <text:p>65632</text:p>
          </table:table-cell>
          <table:table-cell table:formula="of:=[.B198]-[.B$2]" office:value-type="float" office:value="32.6537990570068" calcext:value-type="float">
            <text:p>32.653799057</text:p>
          </table:table-cell>
          <table:table-cell table:formula="of:=[.C198]/([.D198]-[.D197])" office:value-type="float" office:value="810986.834535808" calcext:value-type="float">
            <text:p>810986.83453580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699665.02856" calcext:value-type="float">
            <text:p>1442699665.02856</text:p>
          </table:table-cell>
          <table:table-cell office:value-type="float" office:value="65632" calcext:value-type="float">
            <text:p>65632</text:p>
          </table:table-cell>
          <table:table-cell table:formula="of:=[.B199]-[.B$2]" office:value-type="float" office:value="32.6851296424866" calcext:value-type="float">
            <text:p>32.6851296425</text:p>
          </table:table-cell>
          <table:table-cell table:formula="of:=[.C199]/([.D199]-[.D198])" office:value-type="float" office:value="2094822.00843163" calcext:value-type="float">
            <text:p>2094822.0084316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699665.09751" calcext:value-type="float">
            <text:p>1442699665.09751</text:p>
          </table:table-cell>
          <table:table-cell office:value-type="float" office:value="65632" calcext:value-type="float">
            <text:p>65632</text:p>
          </table:table-cell>
          <table:table-cell table:formula="of:=[.B200]-[.B$2]" office:value-type="float" office:value="32.7540843486786" calcext:value-type="float">
            <text:p>32.7540843487</text:p>
          </table:table-cell>
          <table:table-cell table:formula="of:=[.C200]/([.D200]-[.D199])" office:value-type="float" office:value="951813.206443605" calcext:value-type="float">
            <text:p>951813.20644360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699665.15132" calcext:value-type="float">
            <text:p>1442699665.15132</text:p>
          </table:table-cell>
          <table:table-cell office:value-type="float" office:value="65632" calcext:value-type="float">
            <text:p>65632</text:p>
          </table:table-cell>
          <table:table-cell table:formula="of:=[.B201]-[.B$2]" office:value-type="float" office:value="32.8078949451447" calcext:value-type="float">
            <text:p>32.8078949451</text:p>
          </table:table-cell>
          <table:table-cell table:formula="of:=[.C201]/([.D201]-[.D200])" office:value-type="float" office:value="1219685.42090758" calcext:value-type="float">
            <text:p>1219685.4209075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699665.22974" calcext:value-type="float">
            <text:p>1442699665.22974</text:p>
          </table:table-cell>
          <table:table-cell office:value-type="float" office:value="65632" calcext:value-type="float">
            <text:p>65632</text:p>
          </table:table-cell>
          <table:table-cell table:formula="of:=[.B202]-[.B$2]" office:value-type="float" office:value="32.8863105773926" calcext:value-type="float">
            <text:p>32.8863105774</text:p>
          </table:table-cell>
          <table:table-cell table:formula="of:=[.C202]/([.D202]-[.D201])" office:value-type="float" office:value="836975.971736004" calcext:value-type="float">
            <text:p>836975.97173600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699665.29833" calcext:value-type="float">
            <text:p>1442699665.29833</text:p>
          </table:table-cell>
          <table:table-cell office:value-type="float" office:value="65632" calcext:value-type="float">
            <text:p>65632</text:p>
          </table:table-cell>
          <table:table-cell table:formula="of:=[.B203]-[.B$2]" office:value-type="float" office:value="32.9549088478088" calcext:value-type="float">
            <text:p>32.9549088478</text:p>
          </table:table-cell>
          <table:table-cell table:formula="of:=[.C203]/([.D203]-[.D202])" office:value-type="float" office:value="956758.816246238" calcext:value-type="float">
            <text:p>956758.8162462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699665.35239" calcext:value-type="float">
            <text:p>1442699665.35239</text:p>
          </table:table-cell>
          <table:table-cell office:value-type="float" office:value="65632" calcext:value-type="float">
            <text:p>65632</text:p>
          </table:table-cell>
          <table:table-cell table:formula="of:=[.B204]-[.B$2]" office:value-type="float" office:value="33.0089597702026" calcext:value-type="float">
            <text:p>33.0089597702</text:p>
          </table:table-cell>
          <table:table-cell table:formula="of:=[.C204]/([.D204]-[.D203])" office:value-type="float" office:value="1214262.34915706" calcext:value-type="float">
            <text:p>1214262.3491570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699665.43068" calcext:value-type="float">
            <text:p>1442699665.43068</text:p>
          </table:table-cell>
          <table:table-cell office:value-type="float" office:value="65632" calcext:value-type="float">
            <text:p>65632</text:p>
          </table:table-cell>
          <table:table-cell table:formula="of:=[.B205]-[.B$2]" office:value-type="float" office:value="33.0872566699982" calcext:value-type="float">
            <text:p>33.08725667</text:p>
          </table:table-cell>
          <table:table-cell table:formula="of:=[.C205]/([.D205]-[.D204])" office:value-type="float" office:value="838245.194527422" calcext:value-type="float">
            <text:p>838245.19452742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699665.49944" calcext:value-type="float">
            <text:p>1442699665.49944</text:p>
          </table:table-cell>
          <table:table-cell office:value-type="float" office:value="65632" calcext:value-type="float">
            <text:p>65632</text:p>
          </table:table-cell>
          <table:table-cell table:formula="of:=[.B206]-[.B$2]" office:value-type="float" office:value="33.1560151576996" calcext:value-type="float">
            <text:p>33.1560151577</text:p>
          </table:table-cell>
          <table:table-cell table:formula="of:=[.C206]/([.D206]-[.D205])" office:value-type="float" office:value="954529.428934028" calcext:value-type="float">
            <text:p>954529.42893402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699665.53122" calcext:value-type="float">
            <text:p>1442699665.53122</text:p>
          </table:table-cell>
          <table:table-cell office:value-type="float" office:value="65632" calcext:value-type="float">
            <text:p>65632</text:p>
          </table:table-cell>
          <table:table-cell table:formula="of:=[.B207]-[.B$2]" office:value-type="float" office:value="33.1877913475037" calcext:value-type="float">
            <text:p>33.1877913475</text:p>
          </table:table-cell>
          <table:table-cell table:formula="of:=[.C207]/([.D207]-[.D206])" office:value-type="float" office:value="2065445.87015209" calcext:value-type="float">
            <text:p>2065445.870152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9T17:00:45.523756234</dc:date>
    <meta:editing-duration>PT3M45S</meta:editing-duration>
    <meta:editing-cycles>1</meta:editing-cycles>
    <meta:document-statistic meta:table-count="1" meta:cell-count="1035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088cm" svg:height="13.527cm" xlink:href=".." xlink:type="simple" chart:class="chart:scatter" chart:style-name="ch1">
        <chart:legend chart:legend-position="end" svg:x="20.521cm" svg:y="6.464cm" style:legend-expansion="high" chart:style-name="ch2"/>
        <chart:plot-area chart:style-name="ch3" table:cell-range-address="'sink_2.receiver_i.routed_msg_sub.network'.D1:'sink_2.receiver_i.routed_msg_sub.network'.E207" chart:data-source-has-labels="row" svg:x="0.481cm" svg:y="0.27cm" svg:width="19.559cm" svg:height="12.987cm">
          <chartooo:coordinate-region svg:x="2.028cm" svg:y="0.469cm" svg:width="17.825cm" svg:height="12.1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k_2.receiver_i.routed_msg_sub.network'.E2:'sink_2.receiver_i.routed_msg_sub.network'.E207" chart:label-cell-address="'sink_2.receiver_i.routed_msg_sub.network'.E1:'sink_2.receiver_i.routed_msg_sub.network'.E1" chart:class="chart:scatter">
            <chart:domain table:cell-range-address="'sink_2.receiver_i.routed_msg_sub.network'.D2:'sink_2.receiver_i.routed_msg_sub.network'.D207"/>
            <chart:data-point chart:repeated="20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ink_2.receiver_i.routed_msg_sub.network'.E1:'sink_2.receiver_i.routed_msg_s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k_2.receiver_i.routed_msg_sub.network'.D2:'sink_2.receiver_i.routed_msg_sub.network'.D207</svg:desc>
                </draw:g>
              </table:table-cell>
              <table:table-cell office:value-type="float" office:value="0">
                <text:p>0</text:p>
                <draw:g>
                  <svg:desc>'sink_2.receiver_i.routed_msg_sub.network'.E2:'sink_2.receiver_i.routed_msg_sub.network'.E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3972749710083">
                <text:p>0.023972749710083</text:p>
              </table:table-cell>
              <table:table-cell office:value-type="float" office:value="2737775.21534774">
                <text:p>2737775.215347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9307174682617">
                <text:p>0.0479307174682617</text:p>
              </table:table-cell>
              <table:table-cell office:value-type="float" office:value="2739464.40960522">
                <text:p>2739464.40960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8827247619629">
                <text:p>0.0718827247619629</text:p>
              </table:table-cell>
              <table:table-cell office:value-type="float" office:value="2740146.12617706">
                <text:p>2740146.12617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58425998687744">
                <text:p>0.0958425998687744</text:p>
              </table:table-cell>
              <table:table-cell office:value-type="float" office:value="2739246.33193691">
                <text:p>2739246.33193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9812488555908">
                <text:p>0.119812488555908</text:p>
              </table:table-cell>
              <table:table-cell office:value-type="float" office:value="2738101.9935745">
                <text:p>2738101.99357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379620552063">
                <text:p>0.14379620552063</text:p>
              </table:table-cell>
              <table:table-cell office:value-type="float" office:value="2736523.28771808">
                <text:p>2736523.28771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7747497558594">
                <text:p>0.167747497558594</text:p>
              </table:table-cell>
              <table:table-cell office:value-type="float" office:value="2740227.9549667">
                <text:p>2740227.9549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1703081130981">
                <text:p>0.191703081130981</text:p>
              </table:table-cell>
              <table:table-cell office:value-type="float" office:value="2739737.05552515">
                <text:p>2739737.05552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5652942657471">
                <text:p>0.215652942657471</text:p>
              </table:table-cell>
              <table:table-cell office:value-type="float" office:value="2740391.62720874">
                <text:p>2740391.627208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9611625671387">
                <text:p>0.239611625671387</text:p>
              </table:table-cell>
              <table:table-cell office:value-type="float" office:value="2739382.62641059">
                <text:p>2739382.626410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356053352356">
                <text:p>0.26356053352356</text:p>
              </table:table-cell>
              <table:table-cell office:value-type="float" office:value="2740500.75289948">
                <text:p>2740500.75289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7517309188843">
                <text:p>0.287517309188843</text:p>
              </table:table-cell>
              <table:table-cell office:value-type="float" office:value="2739600.72578173">
                <text:p>2739600.72578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1468124389648">
                <text:p>0.311468124389648</text:p>
              </table:table-cell>
              <table:table-cell office:value-type="float" office:value="2740282.51020835">
                <text:p>2740282.51020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5419178009033">
                <text:p>0.335419178009033</text:p>
              </table:table-cell>
              <table:table-cell office:value-type="float" office:value="2740255.23231599">
                <text:p>2740255.232315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9360694885254">
                <text:p>0.359360694885254</text:p>
              </table:table-cell>
              <table:table-cell office:value-type="float" office:value="2741346.77177398">
                <text:p>2741346.771773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3326530456543">
                <text:p>0.383326530456543</text:p>
              </table:table-cell>
              <table:table-cell office:value-type="float" office:value="2738565.06295265">
                <text:p>2738565.06295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07341480255127">
                <text:p>0.407341480255127</text:p>
              </table:table-cell>
              <table:table-cell office:value-type="float" office:value="2732964.28060282">
                <text:p>2732964.280602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134069442749">
                <text:p>0.43134069442749</text:p>
              </table:table-cell>
              <table:table-cell office:value-type="float" office:value="2734756.21029207">
                <text:p>2734756.210292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5294132232666">
                <text:p>0.455294132232666</text:p>
              </table:table-cell>
              <table:table-cell office:value-type="float" office:value="2739982.48325835">
                <text:p>2739982.483258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79246616363525">
                <text:p>0.479246616363525</text:p>
              </table:table-cell>
              <table:table-cell office:value-type="float" office:value="2740091.57636566">
                <text:p>2740091.576365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03224611282349">
                <text:p>0.503224611282349</text:p>
              </table:table-cell>
              <table:table-cell office:value-type="float" office:value="2737176.32446729">
                <text:p>2737176.324467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27172088623047">
                <text:p>0.527172088623047</text:p>
              </table:table-cell>
              <table:table-cell office:value-type="float" office:value="2740664.45773225">
                <text:p>2740664.457732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51124095916748">
                <text:p>0.551124095916748</text:p>
              </table:table-cell>
              <table:table-cell office:value-type="float" office:value="2740146.12617706">
                <text:p>2740146.126177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75075387954712">
                <text:p>0.575075387954712</text:p>
              </table:table-cell>
              <table:table-cell office:value-type="float" office:value="2740227.9549667">
                <text:p>2740227.9549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99034786224365">
                <text:p>0.599034786224365</text:p>
              </table:table-cell>
              <table:table-cell office:value-type="float" office:value="2739300.84809887">
                <text:p>2739300.848098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22998237609863">
                <text:p>0.622998237609863</text:p>
              </table:table-cell>
              <table:table-cell office:value-type="float" office:value="2738837.52987762">
                <text:p>2738837.529877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46952152252197">
                <text:p>0.646952152252197</text:p>
              </table:table-cell>
              <table:table-cell office:value-type="float" office:value="2739927.93996218">
                <text:p>2739927.939962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69684171676636">
                <text:p>0.669684171676636</text:p>
              </table:table-cell>
              <table:table-cell office:value-type="float" office:value="2887204.99373853">
                <text:p>2887204.993738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91574335098267">
                <text:p>0.691574335098267</text:p>
              </table:table-cell>
              <table:table-cell office:value-type="float" office:value="2998241.66388568">
                <text:p>2998241.663885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13480949401856">
                <text:p>0.713480949401856</text:p>
              </table:table-cell>
              <table:table-cell office:value-type="float" office:value="2995990.11926036">
                <text:p>2995990.119260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3534631729126">
                <text:p>0.73534631729126</text:p>
              </table:table-cell>
              <table:table-cell office:value-type="float" office:value="3001641.6980482">
                <text:p>3001641.69804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57229328155518">
                <text:p>0.757229328155518</text:p>
              </table:table-cell>
              <table:table-cell office:value-type="float" office:value="2999221.65222697">
                <text:p>2999221.65222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7912163734436">
                <text:p>0.77912163734436</text:p>
              </table:table-cell>
              <table:table-cell office:value-type="float" office:value="2997947.79225249">
                <text:p>2997947.792252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01008462905884">
                <text:p>0.801008462905884</text:p>
              </table:table-cell>
              <table:table-cell office:value-type="float" office:value="2998698.91206972">
                <text:p>2998698.912069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22888851165772">
                <text:p>0.822888851165772</text:p>
              </table:table-cell>
              <table:table-cell office:value-type="float" office:value="2999581.14181731">
                <text:p>2999581.141817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44764709472656">
                <text:p>0.844764709472656</text:p>
              </table:table-cell>
              <table:table-cell office:value-type="float" office:value="3000202.28140463">
                <text:p>3000202.281404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66627931594849">
                <text:p>0.866627931594849</text:p>
              </table:table-cell>
              <table:table-cell office:value-type="float" office:value="3001936.29434794">
                <text:p>3001936.2943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88504266738892">
                <text:p>0.888504266738892</text:p>
              </table:table-cell>
              <table:table-cell office:value-type="float" office:value="3000136.88617638">
                <text:p>3000136.886176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10431146621704">
                <text:p>0.910431146621704</text:p>
              </table:table-cell>
              <table:table-cell office:value-type="float" office:value="2993221.12178149">
                <text:p>2993221.121781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32333707809448">
                <text:p>0.932333707809448</text:p>
              </table:table-cell>
              <table:table-cell office:value-type="float" office:value="2996544.53364683">
                <text:p>2996544.533646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54272747039795">
                <text:p>0.954272747039795</text:p>
              </table:table-cell>
              <table:table-cell office:value-type="float" office:value="2991562.17876743">
                <text:p>2991562.178767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76144552230835">
                <text:p>0.976144552230835</text:p>
              </table:table-cell>
              <table:table-cell office:value-type="float" office:value="3000758.25597087">
                <text:p>3000758.255970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8004913330078">
                <text:p>0.998004913330078</text:p>
              </table:table-cell>
              <table:table-cell office:value-type="float" office:value="3002329.17937811">
                <text:p>3002329.179378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1989054679871">
                <text:p>1.01989054679871</text:p>
              </table:table-cell>
              <table:table-cell office:value-type="float" office:value="2998862.24879351">
                <text:p>2998862.248793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4177331924438">
                <text:p>1.04177331924438</text:p>
              </table:table-cell>
              <table:table-cell office:value-type="float" office:value="2999254.32953815">
                <text:p>2999254.329538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6369090080261">
                <text:p>1.06369090080261</text:p>
              </table:table-cell>
              <table:table-cell office:value-type="float" office:value="2994490.96724646">
                <text:p>2994490.967246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8559465408325">
                <text:p>1.08559465408325</text:p>
              </table:table-cell>
              <table:table-cell office:value-type="float" office:value="2996381.44929303">
                <text:p>2996381.449293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0746192932129">
                <text:p>1.10746192932129</text:p>
              </table:table-cell>
              <table:table-cell office:value-type="float" office:value="3001379.88320722">
                <text:p>3001379.883207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2937140464783">
                <text:p>1.12937140464783</text:p>
              </table:table-cell>
              <table:table-cell office:value-type="float" office:value="2995598.89143044">
                <text:p>2995598.891430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5130805969238">
                <text:p>1.15130805969238</text:p>
              </table:table-cell>
              <table:table-cell office:value-type="float" office:value="2991887.31676249">
                <text:p>2991887.316762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7319083213806">
                <text:p>1.17319083213806</text:p>
              </table:table-cell>
              <table:table-cell office:value-type="float" office:value="2999254.32953815">
                <text:p>2999254.329538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9507074356079">
                <text:p>1.19507074356079</text:p>
              </table:table-cell>
              <table:table-cell office:value-type="float" office:value="2999646.51281995">
                <text:p>2999646.512819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1694111824036">
                <text:p>1.21694111824036</text:p>
              </table:table-cell>
              <table:table-cell office:value-type="float" office:value="3000954.53148881">
                <text:p>3000954.531488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3879384994507">
                <text:p>1.23879384994507</text:p>
              </table:table-cell>
              <table:table-cell office:value-type="float" office:value="3003377.3757378">
                <text:p>3003377.37573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606692314148">
                <text:p>1.2606692314148</text:p>
              </table:table-cell>
              <table:table-cell office:value-type="float" office:value="3000267.67948383">
                <text:p>3000267.679483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82546043396">
                <text:p>1.282546043396</text:p>
              </table:table-cell>
              <table:table-cell office:value-type="float" office:value="3000071.49379891">
                <text:p>3000071.493798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0442142486572">
                <text:p>1.30442142486572</text:p>
              </table:table-cell>
              <table:table-cell office:value-type="float" office:value="3000267.67948383">
                <text:p>3000267.679483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2629537582397">
                <text:p>1.32629537582397</text:p>
              </table:table-cell>
              <table:table-cell office:value-type="float" office:value="3000463.89082903">
                <text:p>3000463.890829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4815716743469">
                <text:p>1.34815716743469</text:p>
              </table:table-cell>
              <table:table-cell office:value-type="float" office:value="3002132.72400894">
                <text:p>3002132.724008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7005472183228">
                <text:p>1.37005472183228</text:p>
              </table:table-cell>
              <table:table-cell office:value-type="float" office:value="2997229.68183352">
                <text:p>2997229.681833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9191007614136">
                <text:p>1.39191007614136</text:p>
              </table:table-cell>
              <table:table-cell office:value-type="float" office:value="3003016.9756949">
                <text:p>3003016.97569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1376948356628">
                <text:p>1.41376948356628</text:p>
              </table:table-cell>
              <table:table-cell office:value-type="float" office:value="3002460.16390904">
                <text:p>3002460.163909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3561673164368">
                <text:p>1.43561673164368</text:p>
              </table:table-cell>
              <table:table-cell office:value-type="float" office:value="3004131.21906716">
                <text:p>3004131.219067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94213461875916">
                <text:p>7.94213461875916</text:p>
              </table:table-cell>
              <table:table-cell office:value-type="float" office:value="10087.1158949655">
                <text:p>10087.11589496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24342584609985">
                <text:p>8.24342584609985</text:p>
              </table:table-cell>
              <table:table-cell office:value-type="float" office:value="217835.748419531">
                <text:p>217835.7484195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68031549453735">
                <text:p>8.68031549453735</text:p>
              </table:table-cell>
              <table:table-cell office:value-type="float" office:value="150225.57809444">
                <text:p>150225.578094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73418211936951">
                <text:p>8.73418211936951</text:p>
              </table:table-cell>
              <table:table-cell office:value-type="float" office:value="1218416.78784418">
                <text:p>1218416.787844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02788519859314">
                <text:p>9.02788519859314</text:p>
              </table:table-cell>
              <table:table-cell office:value-type="float" office:value="223463.779043413">
                <text:p>223463.7790434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93831729888916">
                <text:p>9.93831729888916</text:p>
              </table:table-cell>
              <table:table-cell office:value-type="float" office:value="72088.8465802779">
                <text:p>72088.84658027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0055556297302">
                <text:p>10.0055556297302</text:p>
              </table:table-cell>
              <table:table-cell office:value-type="float" office:value="976109.8941486">
                <text:p>976109.89414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0548810958862">
                <text:p>10.0548810958862</text:p>
              </table:table-cell>
              <table:table-cell office:value-type="float" office:value="1330590.56740427">
                <text:p>1330590.567404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306923866272">
                <text:p>10.306923866272</text:p>
              </table:table-cell>
              <table:table-cell office:value-type="float" office:value="260400.248337029">
                <text:p>260400.2483370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5408148765564">
                <text:p>10.5408148765564</text:p>
              </table:table-cell>
              <table:table-cell office:value-type="float" office:value="280609.331329956">
                <text:p>280609.3313299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6081621646881">
                <text:p>10.6081621646881</text:p>
              </table:table-cell>
              <table:table-cell office:value-type="float" office:value="974530.702285158">
                <text:p>974530.7022851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80925822258">
                <text:p>10.80925822258</text:p>
              </table:table-cell>
              <table:table-cell office:value-type="float" office:value="326371.390309891">
                <text:p>326371.3903098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.5975515842438">
                <text:p>11.5975515842438</text:p>
              </table:table-cell>
              <table:table-cell office:value-type="float" office:value="83258.3441543555">
                <text:p>83258.34415435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6859924793243">
                <text:p>11.6859924793243</text:p>
              </table:table-cell>
              <table:table-cell office:value-type="float" office:value="742100.132978207">
                <text:p>742100.1329782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7379055023193">
                <text:p>11.7379055023193</text:p>
              </table:table-cell>
              <table:table-cell office:value-type="float" office:value="1264268.50554104">
                <text:p>1264268.505541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568722486496">
                <text:p>12.568722486496</text:p>
              </table:table-cell>
              <table:table-cell office:value-type="float" office:value="78996.9406620199">
                <text:p>78996.94066201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731418132782">
                <text:p>12.731418132782</text:p>
              </table:table-cell>
              <table:table-cell office:value-type="float" office:value="403403.542124429">
                <text:p>403403.5421244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.5986602306366">
                <text:p>13.5986602306366</text:p>
              </table:table-cell>
              <table:table-cell office:value-type="float" office:value="75678.9830225731">
                <text:p>75678.98302257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6536405086517">
                <text:p>13.6536405086517</text:p>
              </table:table-cell>
              <table:table-cell office:value-type="float" office:value="1193737.14301573">
                <text:p>1193737.143015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6991136074066">
                <text:p>13.6991136074066</text:p>
              </table:table-cell>
              <table:table-cell office:value-type="float" office:value="1443314.87840275">
                <text:p>1443314.878402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7276995182037">
                <text:p>13.7276995182037</text:p>
              </table:table-cell>
              <table:table-cell office:value-type="float" office:value="2295956.23052928">
                <text:p>2295956.230529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9506301879883">
                <text:p>13.9506301879883</text:p>
              </table:table-cell>
              <table:table-cell office:value-type="float" office:value="294405.4313542">
                <text:p>294405.4313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.0669531822205">
                <text:p>14.0669531822205</text:p>
              </table:table-cell>
              <table:table-cell office:value-type="float" office:value="564222.064891144">
                <text:p>564222.0648911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.2522463798523">
                <text:p>14.2522463798523</text:p>
              </table:table-cell>
              <table:table-cell office:value-type="float" office:value="354206.203135455">
                <text:p>354206.203135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3684356212616">
                <text:p>14.3684356212616</text:p>
              </table:table-cell>
              <table:table-cell office:value-type="float" office:value="564871.5767822">
                <text:p>564871.57678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4173910617828">
                <text:p>14.4173910617828</text:p>
              </table:table-cell>
              <table:table-cell office:value-type="float" office:value="1340647.7257931">
                <text:p>1340647.72579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8942391872406">
                <text:p>14.8942391872406</text:p>
              </table:table-cell>
              <table:table-cell office:value-type="float" office:value="137637.114410369">
                <text:p>137637.1144103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.6841239929199">
                <text:p>17.6841239929199</text:p>
              </table:table-cell>
              <table:table-cell office:value-type="float" office:value="23524.985643276">
                <text:p>23524.9856432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.7116680145264">
                <text:p>17.7116680145264</text:p>
              </table:table-cell>
              <table:table-cell office:value-type="float" office:value="2382803.82355793">
                <text:p>2382803.823557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.739266872406">
                <text:p>17.739266872406</text:p>
              </table:table-cell>
              <table:table-cell office:value-type="float" office:value="2378069.42179374">
                <text:p>2378069.421793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.7667980194092">
                <text:p>17.7667980194092</text:p>
              </table:table-cell>
              <table:table-cell office:value-type="float" office:value="2383918.11254482">
                <text:p>2383918.112544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.7942917346954">
                <text:p>17.7942917346954</text:p>
              </table:table-cell>
              <table:table-cell office:value-type="float" office:value="2387163.73238985">
                <text:p>2387163.732389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.8217940330505">
                <text:p>17.8217940330505</text:p>
              </table:table-cell>
              <table:table-cell office:value-type="float" office:value="2386418.73317556">
                <text:p>2386418.733175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.8493051528931">
                <text:p>17.8493051528931</text:p>
              </table:table-cell>
              <table:table-cell office:value-type="float" office:value="2385653.52394488">
                <text:p>2385653.523944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.8767943382263">
                <text:p>17.8767943382263</text:p>
              </table:table-cell>
              <table:table-cell office:value-type="float" office:value="2387557.1139829">
                <text:p>2387557.11398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.9042747020721">
                <text:p>17.9042747020721</text:p>
              </table:table-cell>
              <table:table-cell office:value-type="float" office:value="2388323.54506728">
                <text:p>2388323.545067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.9317882061005">
                <text:p>17.9317882061005</text:p>
              </table:table-cell>
              <table:table-cell office:value-type="float" office:value="2385446.79487002">
                <text:p>2385446.794870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.9592685699463">
                <text:p>17.9592685699463</text:p>
              </table:table-cell>
              <table:table-cell office:value-type="float" office:value="2388323.54506728">
                <text:p>2388323.545067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.9867842197418">
                <text:p>17.9867842197418</text:p>
              </table:table-cell>
              <table:table-cell office:value-type="float" office:value="2385260.76933341">
                <text:p>2385260.769333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.0312314033508">
                <text:p>18.0312314033508</text:p>
              </table:table-cell>
              <table:table-cell office:value-type="float" office:value="1476628.99357919">
                <text:p>1476628.993579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.119261264801">
                <text:p>18.119261264801</text:p>
              </table:table-cell>
              <table:table-cell office:value-type="float" office:value="745565.185708405">
                <text:p>745565.1857084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.1928772926331">
                <text:p>18.1928772926331</text:p>
              </table:table-cell>
              <table:table-cell office:value-type="float" office:value="891544.979168826">
                <text:p>891544.9791688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.2934591770172">
                <text:p>18.2934591770172</text:p>
              </table:table-cell>
              <table:table-cell office:value-type="float" office:value="652523.070151776">
                <text:p>652523.0701517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.366847038269">
                <text:p>18.366847038269</text:p>
              </table:table-cell>
              <table:table-cell office:value-type="float" office:value="894316.837695859">
                <text:p>894316.8376958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.4209508895874">
                <text:p>18.4209508895874</text:p>
              </table:table-cell>
              <table:table-cell office:value-type="float" office:value="1213074.45589791">
                <text:p>1213074.455897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.5216422080994">
                <text:p>18.5216422080994</text:p>
              </table:table-cell>
              <table:table-cell office:value-type="float" office:value="651813.889915469">
                <text:p>651813.8899154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.5678436756134">
                <text:p>18.5678436756134</text:p>
              </table:table-cell>
              <table:table-cell office:value-type="float" office:value="1420560.93737841">
                <text:p>1420560.937378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.657329082489">
                <text:p>18.657329082489</text:p>
              </table:table-cell>
              <table:table-cell office:value-type="float" office:value="733438.024048235">
                <text:p>733438.0240482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.6842041015625">
                <text:p>18.6842041015625</text:p>
              </table:table-cell>
              <table:table-cell office:value-type="float" office:value="2442119.19703341">
                <text:p>2442119.197033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7648491859436">
                <text:p>18.7648491859436</text:p>
              </table:table-cell>
              <table:table-cell office:value-type="float" office:value="813837.576135994">
                <text:p>813837.5761359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.8556926250458">
                <text:p>18.8556926250458</text:p>
              </table:table-cell>
              <table:table-cell office:value-type="float" office:value="722473.748777639">
                <text:p>722473.7487776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.9389307498932">
                <text:p>18.9389307498932</text:p>
              </table:table-cell>
              <table:table-cell office:value-type="float" office:value="788484.845379605">
                <text:p>788484.8453796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.011666059494">
                <text:p>19.011666059494</text:p>
              </table:table-cell>
              <table:table-cell office:value-type="float" office:value="902340.285071819">
                <text:p>902340.2850718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.1121344566345">
                <text:p>19.1121344566345</text:p>
              </table:table-cell>
              <table:table-cell office:value-type="float" office:value="653260.148146039">
                <text:p>653260.1481460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.1847491264343">
                <text:p>19.1847491264343</text:p>
              </table:table-cell>
              <table:table-cell office:value-type="float" office:value="903839.405741903">
                <text:p>903839.4057419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.2372567653656">
                <text:p>19.2372567653656</text:p>
              </table:table-cell>
              <table:table-cell office:value-type="float" office:value="1249951.46107986">
                <text:p>1249951.461079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.3377776145935">
                <text:p>19.3377776145935</text:p>
              </table:table-cell>
              <table:table-cell office:value-type="float" office:value="652919.274997332">
                <text:p>652919.274997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.4136865139008">
                <text:p>19.4136865139008</text:p>
              </table:table-cell>
              <table:table-cell office:value-type="float" office:value="864615.356024938">
                <text:p>864615.3560249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.4984364509583">
                <text:p>19.4984364509583</text:p>
              </table:table-cell>
              <table:table-cell office:value-type="float" office:value="774419.454205313">
                <text:p>774419.4542053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.5928108692169">
                <text:p>19.5928108692169</text:p>
              </table:table-cell>
              <table:table-cell office:value-type="float" office:value="695442.697406748">
                <text:p>695442.6974067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.6653316020966">
                <text:p>19.6653316020966</text:p>
              </table:table-cell>
              <table:table-cell office:value-type="float" office:value="905010.15908">
                <text:p>905010.159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.6900906562805">
                <text:p>19.6900906562805</text:p>
              </table:table-cell>
              <table:table-cell office:value-type="float" office:value="2650828.23892842">
                <text:p>2650828.238928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.7657234668732">
                <text:p>19.7657234668732</text:p>
              </table:table-cell>
              <table:table-cell office:value-type="float" office:value="867771.533091446">
                <text:p>867771.5330914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.8461186885834">
                <text:p>19.8461186885834</text:p>
              </table:table-cell>
              <table:table-cell office:value-type="float" office:value="816366.92584267">
                <text:p>816366.925842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.9017870426178">
                <text:p>19.9017870426178</text:p>
              </table:table-cell>
              <table:table-cell office:value-type="float" office:value="1178982.22676774">
                <text:p>1178982.226767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.9868450164795">
                <text:p>19.9868450164795</text:p>
              </table:table-cell>
              <table:table-cell office:value-type="float" office:value="771614.900052977">
                <text:p>771614.9000529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.0640180110931">
                <text:p>20.0640180110931</text:p>
              </table:table-cell>
              <table:table-cell office:value-type="float" office:value="850452.937955494">
                <text:p>850452.9379554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.1388506889343">
                <text:p>20.1388506889343</text:p>
              </table:table-cell>
              <table:table-cell office:value-type="float" office:value="877049.998655499">
                <text:p>877049.9986554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.2183439731598">
                <text:p>20.2183439731598</text:p>
              </table:table-cell>
              <table:table-cell office:value-type="float" office:value="825629.493604144">
                <text:p>825629.4936041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.2853627204895">
                <text:p>20.2853627204895</text:p>
              </table:table-cell>
              <table:table-cell office:value-type="float" office:value="979308.068488814">
                <text:p>979308.0684888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.3599843978882">
                <text:p>20.3599843978882</text:p>
              </table:table-cell>
              <table:table-cell office:value-type="float" office:value="879529.947435348">
                <text:p>879529.9474353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.4371335506439">
                <text:p>20.4371335506439</text:p>
              </table:table-cell>
              <table:table-cell office:value-type="float" office:value="850715.758445179">
                <text:p>850715.7584451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.5169777870178">
                <text:p>20.5169777870178</text:p>
              </table:table-cell>
              <table:table-cell office:value-type="float" office:value="822000.472177514">
                <text:p>822000.4721775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.5683319568634">
                <text:p>20.5683319568634</text:p>
              </table:table-cell>
              <table:table-cell office:value-type="float" office:value="1278026.69573574">
                <text:p>1278026.695735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.6456816196442">
                <text:p>20.6456816196442</text:p>
              </table:table-cell>
              <table:table-cell office:value-type="float" office:value="848510.486542468">
                <text:p>848510.4865424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.6945207118988">
                <text:p>20.6945207118988</text:p>
              </table:table-cell>
              <table:table-cell office:value-type="float" office:value="1343841.52059596">
                <text:p>1343841.520595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.7693483829498">
                <text:p>20.7693483829498</text:p>
              </table:table-cell>
              <table:table-cell office:value-type="float" office:value="877108.682899474">
                <text:p>877108.6828994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.8208847045898">
                <text:p>20.8208847045898</text:p>
              </table:table-cell>
              <table:table-cell office:value-type="float" office:value="1273509.59306807">
                <text:p>1273509.593068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.8954682350159">
                <text:p>20.8954682350159</text:p>
              </table:table-cell>
              <table:table-cell office:value-type="float" office:value="879979.797484864">
                <text:p>879979.7974848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.9703054428101">
                <text:p>20.9703054428101</text:p>
              </table:table-cell>
              <table:table-cell office:value-type="float" office:value="876996.910153238">
                <text:p>876996.9101532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.0473568439484">
                <text:p>21.0473568439484</text:p>
              </table:table-cell>
              <table:table-cell office:value-type="float" office:value="851795.022937895">
                <text:p>851795.0229378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.1211035251617">
                <text:p>21.1211035251617</text:p>
              </table:table-cell>
              <table:table-cell office:value-type="float" office:value="889965.472617">
                <text:p>889965.4726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.1695885658264">
                <text:p>21.1695885658264</text:p>
              </table:table-cell>
              <table:table-cell office:value-type="float" office:value="1353654.63450711">
                <text:p>1353654.634507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.2421700954437">
                <text:p>21.2421700954437</text:p>
              </table:table-cell>
              <table:table-cell office:value-type="float" office:value="904252.092041166">
                <text:p>904252.0920411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.3184807300568">
                <text:p>21.3184807300568</text:p>
              </table:table-cell>
              <table:table-cell office:value-type="float" office:value="860063.611484988">
                <text:p>860063.6114849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.3753218650818">
                <text:p>21.3753218650818</text:p>
              </table:table-cell>
              <table:table-cell office:value-type="float" office:value="1154656.74587788">
                <text:p>1154656.745877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.4477934837341">
                <text:p>21.4477934837341</text:p>
              </table:table-cell>
              <table:table-cell office:value-type="float" office:value="905623.487103906">
                <text:p>905623.4871039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.5194454193115">
                <text:p>21.5194454193115</text:p>
              </table:table-cell>
              <table:table-cell office:value-type="float" office:value="915983.629348152">
                <text:p>915983.6293481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.5930540561676">
                <text:p>21.5930540561676</text:p>
              </table:table-cell>
              <table:table-cell office:value-type="float" office:value="891634.498385357">
                <text:p>891634.4983853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.6656882762909">
                <text:p>21.6656882762909</text:p>
              </table:table-cell>
              <table:table-cell office:value-type="float" office:value="903596.127122928">
                <text:p>903596.1271229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.7140467166901">
                <text:p>21.7140467166901</text:p>
              </table:table-cell>
              <table:table-cell office:value-type="float" office:value="1357198.44267613">
                <text:p>1357198.442676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.7624554634094">
                <text:p>21.7624554634094</text:p>
              </table:table-cell>
              <table:table-cell office:value-type="float" office:value="1355788.0434395">
                <text:p>1355788.04343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.8421943187714">
                <text:p>21.8421943187714</text:p>
              </table:table-cell>
              <table:table-cell office:value-type="float" office:value="823086.80883483">
                <text:p>823086.808834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.9426505565643">
                <text:p>21.9426505565643</text:p>
              </table:table-cell>
              <table:table-cell office:value-type="float" office:value="653339.219564062">
                <text:p>653339.2195640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.0154113769531">
                <text:p>22.0154113769531</text:p>
              </table:table-cell>
              <table:table-cell office:value-type="float" office:value="902023.91409688">
                <text:p>902023.914096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.1158781051636">
                <text:p>22.1158781051636</text:p>
              </table:table-cell>
              <table:table-cell office:value-type="float" office:value="653270.999952538">
                <text:p>653270.9999525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.1671721935272">
                <text:p>22.1671721935272</text:p>
              </table:table-cell>
              <table:table-cell office:value-type="float" office:value="1279523.66624989">
                <text:p>1279523.666249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.2442493438721">
                <text:p>22.2442493438721</text:p>
              </table:table-cell>
              <table:table-cell office:value-type="float" office:value="851510.463300184">
                <text:p>851510.4633001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.3447377681732">
                <text:p>22.3447377681732</text:p>
              </table:table-cell>
              <table:table-cell office:value-type="float" office:value="653129.95458374">
                <text:p>653129.954583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2.4174122810364">
                <text:p>22.4174122810364</text:p>
              </table:table-cell>
              <table:table-cell office:value-type="float" office:value="903095.148688238">
                <text:p>903095.1486882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2.4685921669006">
                <text:p>22.4685921669006</text:p>
              </table:table-cell>
              <table:table-cell office:value-type="float" office:value="1282378.78791041">
                <text:p>1282378.787910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2.5456702709198">
                <text:p>22.5456702709198</text:p>
              </table:table-cell>
              <table:table-cell office:value-type="float" office:value="851499.927705551">
                <text:p>851499.9277055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.8765618801117">
                <text:p>27.8765618801117</text:p>
              </table:table-cell>
              <table:table-cell office:value-type="float" office:value="12311.6365537864">
                <text:p>12311.63655378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9.0475497245789">
                <text:p>29.0475497245789</text:p>
              </table:table-cell>
              <table:table-cell office:value-type="float" office:value="56048.4041829355">
                <text:p>56048.40418293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9.1296610832214">
                <text:p>29.1296610832214</text:p>
              </table:table-cell>
              <table:table-cell office:value-type="float" office:value="799304.762276423">
                <text:p>799304.7622764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.5541369915009">
                <text:p>29.5541369915009</text:p>
              </table:table-cell>
              <table:table-cell office:value-type="float" office:value="154618.904677145">
                <text:p>154618.9046771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9.65456366539">
                <text:p>29.65456366539</text:p>
              </table:table-cell>
              <table:table-cell office:value-type="float" office:value="653531.551512274">
                <text:p>653531.5515122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.9323318004608">
                <text:p>29.9323318004608</text:p>
              </table:table-cell>
              <table:table-cell office:value-type="float" office:value="236283.402281802">
                <text:p>236283.4022818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.0255782604218">
                <text:p>30.0255782604218</text:p>
              </table:table-cell>
              <table:table-cell office:value-type="float" office:value="703855.13860252">
                <text:p>703855.138602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.0823843479156">
                <text:p>30.0823843479156</text:p>
              </table:table-cell>
              <table:table-cell office:value-type="float" office:value="1155369.13199755">
                <text:p>1155369.131997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.5042748451233">
                <text:p>30.5042748451233</text:p>
              </table:table-cell>
              <table:table-cell office:value-type="float" office:value="155566.433551827">
                <text:p>155566.4335518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.5768768787384">
                <text:p>30.5768768787384</text:p>
              </table:table-cell>
              <table:table-cell office:value-type="float" office:value="903996.71650986">
                <text:p>903996.716509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0.8368744850159">
                <text:p>30.8368744850159</text:p>
              </table:table-cell>
              <table:table-cell office:value-type="float" office:value="252433.09328763">
                <text:p>252433.093287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.1432383060455">
                <text:p>31.1432383060455</text:p>
              </table:table-cell>
              <table:table-cell office:value-type="float" office:value="214228.950988457">
                <text:p>214228.9509884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.2162303924561">
                <text:p>31.2162303924561</text:p>
              </table:table-cell>
              <table:table-cell office:value-type="float" office:value="899165.967538894">
                <text:p>899165.9675388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1.3440871238708">
                <text:p>31.3440871238708</text:p>
              </table:table-cell>
              <table:table-cell office:value-type="float" office:value="513324.556898577">
                <text:p>513324.5568985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1.4140214920044">
                <text:p>31.4140214920044</text:p>
              </table:table-cell>
              <table:table-cell office:value-type="float" office:value="938479.916979743">
                <text:p>938479.9169797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.4928684234619">
                <text:p>31.4928684234619</text:p>
              </table:table-cell>
              <table:table-cell office:value-type="float" office:value="832397.644229955">
                <text:p>832397.6442299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.5449998378754">
                <text:p>31.5449998378754</text:p>
              </table:table-cell>
              <table:table-cell office:value-type="float" office:value="1258972.1713567">
                <text:p>1258972.17135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.6150436401367">
                <text:p>31.6150436401367</text:p>
              </table:table-cell>
              <table:table-cell office:value-type="float" office:value="937013.666892455">
                <text:p>937013.6668924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.6939494609833">
                <text:p>31.6939494609833</text:p>
              </table:table-cell>
              <table:table-cell office:value-type="float" office:value="831776.405033917">
                <text:p>831776.4050339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.7459242343903">
                <text:p>31.7459242343903</text:p>
              </table:table-cell>
              <table:table-cell office:value-type="float" office:value="1262766.44798576">
                <text:p>1262766.447985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1.8464787006378">
                <text:p>31.8464787006378</text:p>
              </table:table-cell>
              <table:table-cell office:value-type="float" office:value="652700.993294701">
                <text:p>652700.9932947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.9029417037964">
                <text:p>31.9029417037964</text:p>
              </table:table-cell>
              <table:table-cell office:value-type="float" office:value="1162389.46440168">
                <text:p>1162389.464401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.9951493740082">
                <text:p>31.9951493740082</text:p>
              </table:table-cell>
              <table:table-cell office:value-type="float" office:value="711784.603702162">
                <text:p>711784.6037021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2.0955984592438">
                <text:p>32.0955984592438</text:p>
              </table:table-cell>
              <table:table-cell office:value-type="float" office:value="653385.741105209">
                <text:p>653385.7411052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.148051738739">
                <text:p>32.148051738739</text:p>
              </table:table-cell>
              <table:table-cell office:value-type="float" office:value="1251246.835881">
                <text:p>1251246.8358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.2485156059265">
                <text:p>32.2485156059265</text:p>
              </table:table-cell>
              <table:table-cell office:value-type="float" office:value="653289.603888214">
                <text:p>653289.6038882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2.296623468399">
                <text:p>32.296623468399</text:p>
              </table:table-cell>
              <table:table-cell office:value-type="float" office:value="1364267.63998236">
                <text:p>1364267.639982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2.3838102817535">
                <text:p>32.3838102817535</text:p>
              </table:table-cell>
              <table:table-cell office:value-type="float" office:value="752774.387259084">
                <text:p>752774.3872590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.4842517375946">
                <text:p>32.4842517375946</text:p>
              </table:table-cell>
              <table:table-cell office:value-type="float" office:value="653435.371385438">
                <text:p>653435.3713854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2.5728704929352">
                <text:p>32.5728704929352</text:p>
              </table:table-cell>
              <table:table-cell office:value-type="float" office:value="740610.71776246">
                <text:p>740610.717762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2.6537990570068">
                <text:p>32.6537990570068</text:p>
              </table:table-cell>
              <table:table-cell office:value-type="float" office:value="810986.834535808">
                <text:p>810986.8345358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.6851296424866">
                <text:p>32.6851296424866</text:p>
              </table:table-cell>
              <table:table-cell office:value-type="float" office:value="2094822.00843163">
                <text:p>2094822.008431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.7540843486786">
                <text:p>32.7540843486786</text:p>
              </table:table-cell>
              <table:table-cell office:value-type="float" office:value="951813.206443605">
                <text:p>951813.2064436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.8078949451447">
                <text:p>32.8078949451447</text:p>
              </table:table-cell>
              <table:table-cell office:value-type="float" office:value="1219685.42090758">
                <text:p>1219685.420907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.8863105773926">
                <text:p>32.8863105773926</text:p>
              </table:table-cell>
              <table:table-cell office:value-type="float" office:value="836975.971736004">
                <text:p>836975.9717360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.9549088478088">
                <text:p>32.9549088478088</text:p>
              </table:table-cell>
              <table:table-cell office:value-type="float" office:value="956758.816246238">
                <text:p>956758.8162462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.0089597702026">
                <text:p>33.0089597702026</text:p>
              </table:table-cell>
              <table:table-cell office:value-type="float" office:value="1214262.34915706">
                <text:p>1214262.349157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3.0872566699982">
                <text:p>33.0872566699982</text:p>
              </table:table-cell>
              <table:table-cell office:value-type="float" office:value="838245.194527422">
                <text:p>838245.1945274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3.1560151576996">
                <text:p>33.1560151576996</text:p>
              </table:table-cell>
              <table:table-cell office:value-type="float" office:value="954529.428934028">
                <text:p>954529.4289340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3.1877913475037">
                <text:p>33.1877913475037</text:p>
              </table:table-cell>
              <table:table-cell office:value-type="float" office:value="2065445.87015209">
                <text:p>2065445.870152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